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701in" table:align="center" fo:background-color="transparent" style:writing-mode="lr-tb">
        <style:background-image/>
      </style:table-properties>
    </style:style>
    <style:style style:name="Table1.A" style:family="table-column">
      <style:table-column-properties style:column-width="0.4819in"/>
    </style:style>
    <style:style style:name="Table1.B" style:family="table-column">
      <style:table-column-properties style:column-width="0.4826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padding="0in" fo:border="none" style:writing-mode="page"/>
    </style:style>
    <style:style style:name="Table2" style:family="table">
      <style:table-properties style:width="6.2681in" table:align="margins" style:writing-mode="lr-tb"/>
    </style:style>
    <style:style style:name="Table2.A" style:family="table-column">
      <style:table-column-properties style:column-width="0.4819in" style:rel-column-width="5041*"/>
    </style:style>
    <style:style style:name="Table2.A1" style:family="table-cell">
      <style:table-cell-properties style:writing-mode="page"/>
    </style:style>
    <style:style style:name="Table3" style:family="table">
      <style:table-properties style:width="6.2681in" table:align="margins" style:writing-mode="lr-tb"/>
    </style:style>
    <style:style style:name="Table3.A" style:family="table-column">
      <style:table-column-properties style:column-width="0.4819in" style:rel-column-width="5041*"/>
    </style:style>
    <style:style style:name="Table3.A1" style:family="table-cell">
      <style:table-cell-properties style:writing-mode="page"/>
    </style:style>
    <style:style style:name="Table4" style:family="table">
      <style:table-properties style:width="6.2681in" table:align="margins" style:writing-mode="lr-tb"/>
    </style:style>
    <style:style style:name="Table4.A" style:family="table-column">
      <style:table-column-properties style:column-width="0.4819in" style:rel-column-width="5041*"/>
    </style:style>
    <style:style style:name="Table4.A1" style:family="table-cell">
      <style:table-cell-properties style:writing-mode="pag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 style:master-page-name="First_20_Page">
      <style:paragraph-properties style:page-number="auto"/>
      <style:text-properties style:font-name="Times New Roman" style:font-name-complex="Times New Roman1"/>
    </style:style>
    <style:style style:name="P4" style:family="paragraph" style:parent-style-name="Standard">
      <style:text-properties style:font-name="Times New Roman" style:font-name-complex="Times New Roman1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20pt" style:font-size-asian="20pt" style:font-name-complex="Times New Roman1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6pt" style:font-size-asian="16pt" style:font-name-complex="Times New Roman1"/>
    </style:style>
    <style:style style:name="P7" style:family="paragraph" style:parent-style-name="Standard">
      <style:text-properties style:font-name="Times New Roman" fo:font-size="16pt" style:font-size-asian="16pt" style:font-name-complex="Times New Roman1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officeooo:paragraph-rsid="0011881b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Standard">
      <style:paragraph-properties fo:text-align="end" style:justify-single-word="false"/>
      <style:text-properties officeooo:paragraph-rsid="0011881b"/>
    </style:style>
    <style:style style:name="P12" style:family="paragraph" style:parent-style-name="Standard">
      <style:paragraph-properties fo:break-before="page"/>
    </style:style>
    <style:style style:name="P13" style:family="paragraph" style:parent-style-name="Standard">
      <style:text-properties officeooo:rsid="0011881b" officeooo:paragraph-rsid="0011881b"/>
    </style:style>
    <style:style style:name="P14" style:family="paragraph" style:parent-style-name="Standard">
      <style:text-properties officeooo:paragraph-rsid="0011881b"/>
    </style:style>
    <style:style style:name="P15" style:family="paragraph" style:parent-style-name="Standard">
      <style:paragraph-properties fo:text-align="center" style:justify-single-word="false"/>
      <style:text-properties fo:font-weight="bold" officeooo:rsid="0013f4ae" officeooo:paragraph-rsid="0013f4ae" style:font-weight-asian="bold" style:font-weight-complex="bold"/>
    </style:style>
    <style:style style:name="P16" style:family="paragraph" style:parent-style-name="Standard">
      <style:text-properties fo:font-weight="bold" officeooo:rsid="0013f4ae" officeooo:paragraph-rsid="0013f4ae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13f4ae" officeooo:paragraph-rsid="0013f4ae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150fef" officeooo:paragraph-rsid="00150fef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weight="bold" officeooo:rsid="00169318" officeooo:paragraph-rsid="00169318" style:font-weight-asian="bold" style:font-weight-complex="bold"/>
    </style:style>
    <style:style style:name="P20" style:family="paragraph" style:parent-style-name="Standard">
      <style:text-properties fo:font-weight="normal" officeooo:rsid="0013f4ae" officeooo:paragraph-rsid="0013f4ae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weight="normal" officeooo:rsid="0013f4ae" officeooo:paragraph-rsid="0013f4ae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weight="normal" officeooo:rsid="00150fef" officeooo:paragraph-rsid="00150fef" style:font-weight-asian="normal" style:font-weight-complex="normal"/>
    </style:style>
    <style:style style:name="P23" style:family="paragraph" style:parent-style-name="Standard">
      <style:text-properties officeooo:paragraph-rsid="00150fef"/>
    </style:style>
    <style:style style:name="P24" style:family="paragraph" style:parent-style-name="Standard">
      <style:paragraph-properties fo:break-before="page"/>
      <style:text-properties officeooo:paragraph-rsid="00150fef"/>
    </style:style>
    <style:style style:name="P25" style:family="paragraph" style:parent-style-name="Standard">
      <style:paragraph-properties fo:text-align="justify" style:justify-single-word="false"/>
      <style:text-properties officeooo:rsid="00150fef" officeooo:paragraph-rsid="00150fef"/>
    </style:style>
    <style:style style:name="P26" style:family="paragraph" style:parent-style-name="Table_20_Contents">
      <style:paragraph-properties fo:text-align="center" style:justify-single-word="false"/>
      <style:text-properties officeooo:rsid="0012d133" officeooo:paragraph-rsid="0012d133"/>
    </style:style>
    <style:style style:name="P27" style:family="paragraph" style:parent-style-name="Table_20_Contents">
      <style:paragraph-properties fo:text-align="center" style:justify-single-word="false"/>
      <style:text-properties style:text-underline-style="none" officeooo:rsid="00154cb2" officeooo:paragraph-rsid="00154cb2"/>
    </style:style>
    <style:style style:name="P28" style:family="paragraph" style:parent-style-name="Table_20_Contents">
      <style:paragraph-properties fo:text-align="center" style:justify-single-word="false"/>
      <style:text-properties officeooo:rsid="00154cb2" officeooo:paragraph-rsid="00154cb2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fo:font-size="36pt" fo:font-weight="bold" style:font-size-asian="36pt" style:font-weight-asian="bold" style:font-name-complex="Times New Roman1"/>
    </style:style>
    <style:style style:name="T3" style:family="text">
      <style:text-properties style:font-name="Times New Roman" fo:font-size="20pt" style:font-size-asian="20pt" style:font-name-complex="Times New Roman1"/>
    </style:style>
    <style:style style:name="T4" style:family="text">
      <style:text-properties style:font-name="Times New Roman" fo:font-size="20pt" officeooo:rsid="001074b9" style:font-size-asian="20pt" style:font-name-complex="Times New Roman1"/>
    </style:style>
    <style:style style:name="T5" style:family="text">
      <style:text-properties style:font-name="Times New Roman" fo:font-size="20pt" officeooo:rsid="0011881b" style:font-size-asian="20pt" style:font-name-complex="Times New Roman1"/>
    </style:style>
    <style:style style:name="T6" style:family="text">
      <style:text-properties style:font-name="Times New Roman" fo:font-size="16pt" style:font-size-asian="16pt" style:font-name-complex="Times New Roman1"/>
    </style:style>
    <style:style style:name="T7" style:family="text">
      <style:text-properties style:font-name="Times New Roman" fo:font-size="16pt" officeooo:rsid="001074b9" style:font-size-asian="16pt" style:font-name-complex="Times New Roman1"/>
    </style:style>
    <style:style style:name="T8" style:family="text">
      <style:text-properties style:font-name="Times New Roman" fo:font-size="16pt" fo:font-style="italic" style:font-size-asian="16pt" style:font-style-asian="italic" style:font-name-complex="Times New Roman1"/>
    </style:style>
    <style:style style:name="T9" style:family="text">
      <style:text-properties style:font-name="Times New Roman" fo:font-size="12pt" fo:font-weight="bold" style:font-size-asian="12pt" style:font-weight-asian="bold" style:font-name-complex="Times New Roman1"/>
    </style:style>
    <style:style style:name="T10" style:family="text">
      <style:text-properties style:font-name="Times New Roman" fo:font-size="12pt" style:font-size-asian="12pt" style:font-name-complex="Times New Roman1"/>
    </style:style>
    <style:style style:name="T11" style:family="text">
      <style:text-properties style:font-name="Times New Roman" fo:font-size="12pt" officeooo:rsid="00154cb2" style:font-size-asian="12pt" style:font-name-complex="Times New Roman1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1881b" style:font-weight-asian="normal" style:font-weight-complex="normal"/>
    </style:style>
    <style:style style:name="T14" style:family="text">
      <style:text-properties fo:font-weight="bold" officeooo:rsid="0011881b" style:font-weight-asian="bold" style:font-weight-complex="bold"/>
    </style:style>
    <style:style style:name="T15" style:family="text">
      <style:text-properties officeooo:rsid="00150fe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8" loext:marker-style-name="T2"><text:span text:style-name="T2">REPORT</text:span><text:span text:style-name="T2"/></text:p>
      <text:p text:style-name="P5" loext:marker-style-name="T3"/>
      <text:p text:style-name="P10" loext:marker-style-name="T3"><text:span text:style-name="T3">Laboratory work No. </text:span><text:span text:style-name="T5">2 (v9)</text:span></text:p>
      <text:p text:style-name="P10" loext:marker-style-name="T3"><text:span text:style-name="T3">Course: </text:span><text:span text:style-name="T4">Cryptography and Security</text:span></text:p>
      <text:p text:style-name="P11" loext:marker-style-name="T3"><text:span text:style-name="T3">Theme: </text:span><text:span text:style-name="T4">Cryptanalysis of <text:line-break/>monoalphabetic ciphers</text:span></text:p>
      <text:p text:style-name="P6" loext:marker-style-name="T6"/>
      <text:p text:style-name="P6" loext:marker-style-name="T6"/>
      <text:p text:style-name="P10" loext:marker-style-name="T6"><text:span text:style-name="T8">Author:</text:span><text:span text:style-name="T6"> Corneliu Catlabuga<text:line-break/>FAF-213</text:span></text:p>
      <text:p text:style-name="P6" loext:marker-style-name="T6"/>
      <text:p text:style-name="P10" loext:marker-style-name="T6"><text:span text:style-name="T8">Checked by:</text:span><text:span text:style-name="T6"> univ. assist.<text:line-break/></text:span><text:span text:style-name="T7">Cătălin Mîțu</text:span></text:p>
      <text:p text:style-name="P7" loext:marker-style-name="T6"><text:bookmark text:name="_GoBack"/></text:p>
      <text:p text:style-name="P12" loext:marker-style-name="T9"><text:span text:style-name="T9">Objective:</text:span><text:span text:style-name="T9"/></text:p>
      <text:p text:style-name="P13" loext:marker-style-name="T10"><text:span text:style-name="T10">Using the frequency analysis attack decrypt the intercepted message.</text:span></text:p>
      <text:p text:style-name="P14" loext:marker-style-name="T9"><text:span text:style-name="T9">Task:</text:span></text:p>
      <text:p text:style-name="P13" loext:marker-style-name="T10"><text:span text:style-name="T10">Decrypt the following text:</text:span></text:p>
      <text:p text:style-name="Standard" loext:marker-style-name="T10"><text:span text:style-name="T10">VTHQ GVR PVWWXGJ NC TSAVIWX'P OXPL AINDJQW XGWN USTF T GVR HXUQVITSUQTAVW, XG RQXHQ ANWQ WQV</text:span></text:p>
      <text:p text:style-name="Standard" loext:marker-style-name="T10"><text:span text:style-name="T10">USTXGWVYW TGO WQV HXUQVIWVYW VBDXKTSVGWP TIVHQTGJVO XG IVJTIO WN NGV TGNWQVI. WQVIV TIV TP</text:span></text:p>
      <text:p text:style-name="Standard" loext:marker-style-name="T10"><text:span text:style-name="T10">ZTGF NC WQVPV TSUQTAVWPTP WQVIV TIV UNPXWXNGP NC QXP OXPL, TGO WQXP ZDSWXUSXHXWF ZVTGP WQTW</text:span></text:p>
      <text:p text:style-name="Standard" loext:marker-style-name="T10"><text:span text:style-name="T10">TSAVIWXQVIV OVKXPVO WQV CXIPW UNSFTSUQTAVWXH HXUQVI.WQXP THQXVKVZVGW—HIXWXHTS XG WQV</text:span></text:p>
      <text:p text:style-name="Standard" loext:marker-style-name="T10"><text:span text:style-name="T10">QXPWNIF NC HIFUWNSNJF —TSAVIWX WQVGTONIGVO AF TGNWQVI IVZTILTASV XGKVGWXNG: VGHXUQVIVO HNOV.</text:span></text:p>
      <text:p text:style-name="Standard" loext:marker-style-name="T10"><text:span text:style-name="T10">XW RTP CNIWQXP WQTW QV QTO UDW GDZAVIP XG WQV NDWVI IXGJ. XG T WTASV QV UVIZDWVOWQV GDZAVIP</text:span></text:p>
      <text:p text:style-name="Standard" loext:marker-style-name="T10"><text:span text:style-name="T10">1 WN 4 XG WRN-, WQIVV-, TGO CNDI-OXJXW JINDUP, CINZ 11 WN4444, TGO DPVO WQVPV TP 336 HNOVJINDUP</text:span></text:p>
      <text:p text:style-name="Standard" loext:marker-style-name="T10"><text:span text:style-name="T10">CNI T PZTSS HNOV. "XG WQXP WTASV,THHNIOXGJ WN TJIVVZVGW, RV PQTSS VGWVI XG WQV KTIXNDP SXGVP TW</text:span></text:p>
      <text:p text:style-name="Standard" loext:marker-style-name="T10"><text:span text:style-name="T10">WQVGDZAVIP RQTWVKVI HNZUSVWV UQITPVP RV USVTPV, CNI VYTZUSV,HNIIVPUNGOXGJ WN 12, 'RV QTKV ZTOV</text:span></text:p>
      <text:p text:style-name="Standard" loext:marker-style-name="T10"><text:span text:style-name="T10">IVTOF WQV PQXUP RQXHQ RV UINZXPVOTGO PDUUSXVO WQVZ RXWQ WINNUP TGO JITXG.' " WQVPV HNOV KTSDVP</text:span></text:p>
      <text:p text:style-name="Standard" loext:marker-style-name="T10"><text:span text:style-name="T10">OXO GNWHQTGJV, TGF ZNIV WQTG WQV ZXYVO TSUQTAVW NC WQV OXPL OXO. ADW WQV OXJXWPIVPDSWXGJ</text:span></text:p>
      <text:p text:style-name="Standard" loext:marker-style-name="T10"><text:span text:style-name="T10">CINZ TG VGHNOXGJ RVIV WQVG VGHXUQVIVO RXWQ WQV OXPL EDPW TP XCWQVF RVIV USTXGWVYW SVWWVIP.</text:span></text:p>
      <text:p text:style-name="Standard" loext:marker-style-name="T10"><text:span text:style-name="T10">XG TSAVIWX'P RNIOP, "WQVPV GDZAVIP X WQVGXGPVIW XG ZF ZVPPTJV THHNIOXGJ WN WQV CNIZDST NC WQV</text:span></text:p>
      <text:p text:style-name="Standard" loext:marker-style-name="T10"><text:span text:style-name="T10">HXUQVI, IVUIVPVGWXGJWQVZ AF WQV SVWWVIP WQTW OVGNWV WQVPV GDZAVIP." WQVPV GDZAVIP</text:span></text:p>
      <text:p text:style-name="Standard" loext:marker-style-name="T10"><text:span text:style-name="T10">WQDPHQTGJVO WQVXI HXUQVIWVYW VBDXKTSVGWP TP WQV OXPL WDIGVO. QVGHV 341,UVIQTUP ZVTGXGJ</text:span></text:p>
      <text:p text:style-name="Standard" loext:marker-style-name="T10"><text:span text:style-name="T10">"UNUV," ZXJQW AVHNZV ZIU TW NGV UNPXWXNG TGO CHN TWTGNWQVI. WQXP HNGPWXWDWVP TG VYHVSSVGW</text:span></text:p>
      <text:p text:style-name="Standard" loext:marker-style-name="T10"><text:soft-page-break/><text:span text:style-name="T10">CNIZ NC VGHXUQVIVO HNOV, TGO EDPWQNR UIVHNHXNDP TSAVIWX RTP ZTF AV PVVG AF WQV CTHW WQTW WQV</text:span></text:p>
      <text:p text:style-name="Standard" loext:marker-style-name="T10"><text:span text:style-name="T10">ZTENIUNRVIP NC WQV VTIWQ OXO GNW AVJXG WN VGHXUQVI WQVXI HNOV ZVPPTJVP DGWXS400 FVTIP STWVI,</text:span></text:p>
      <text:p text:style-name="Standard" loext:marker-style-name="T10"><text:span text:style-name="T10">GVTI WQV VGO NC WQV 19WQ HVGWDIF, TGO VKVG WQVG WQVXIPFPWVZP RVIV ZDHQ PXZUSVI WQTG</text:span></text:p>
      <text:p text:style-name="Standard" loext:marker-style-name="T10"><text:span text:style-name="T10">WQXP.TSAVIWX'P WQIVV IVZTILTASV CXIPWP—WQV VTISXVPW RVPWVIG VYUNPXWXNG NCHIFUWTGTSFPXP,</text:span></text:p>
      <text:p text:style-name="Standard" loext:marker-style-name="T10"><text:span text:style-name="T10">WQV XGKVGWXNG NC UNSFTSUQTAVWXV PDAPWXWDWXNG, TGO WQVXGKVGWXNG NC VGHXUQVIVO HNOV—ZTLV</text:span></text:p>
      <text:p text:style-name="Standard" loext:marker-style-name="T10"><text:span text:style-name="T10">QXZ WQV CTWQVI NC RVPWVIGHIFUWNSNJF. ADW TSWQNDJQ QXP WIVTWXPV RTP UDASXPQVO XG XWTSXTG XG</text:span></text:p>
      <text:p text:style-name="Standard" loext:marker-style-name="T10"><text:span text:style-name="T10">THNSSVHWXNG NC QXP RNILP XG 1568, TGO TSWQNDJQ QXP XOVTP RVIV TAPNIAVO AFUTUTS HIFUWNSNJXPWP TGO</text:span></text:p>
      <text:p text:style-name="Standard" loext:marker-style-name="T10"><text:span text:style-name="T10">UVIQTUP XGCSDVGHVO WQV PHXVGHV'P OVKVSNUZVGW,WQVF GVKVI QTO WQV OFGTZXH XZUTHW WQTW PDHQ</text:span></text:p>
      <text:p text:style-name="Standard" loext:marker-style-name="T10"><text:span text:style-name="T10">UINOXJXNDPTHHNZUSXPQZVGWP NDJQW WN QTKV UINODHVO. PFZNGOP' VKTSDTWXNG NC QXPRNIL XG JVGVITS</text:span></text:p>
      <text:p text:style-name="Standard" loext:marker-style-name="T10"><text:span text:style-name="T10">ZTF ANWQ VYUSTXG RQF TGO PDZZTIXMV WQV ZNOVIG KXVR NC QXP HIFUWNSNJXHTS HNGWIXADWXNGP:"WQXP</text:span></text:p>
      <text:p text:style-name="Standard" loext:marker-style-name="T10"><text:span text:style-name="T10">ZTG NC ZTGF-PXOVO JVGXDP HTZV XGWN WQV RNISO WNN PNNG CNI WQVUVICVHW VYVIHXPV NC QXP PXGJDSTI</text:span></text:p>
      <text:p text:style-name="Standard" loext:marker-style-name="T10"><text:span text:style-name="T10">CTHDSWXVP. RQVWQVI RV IVJTIO QXZ CINZ WQVUNXGW NC KXVR NC TIW, NC PHXVGHV, NI NC SXWVITWDIV, QV</text:span></text:p>
      <text:p text:style-name="Standard" loext:marker-style-name="T10"><text:span text:style-name="T10">NHHDUXVP XG VTHQOVUTIWZVGW WQV UNPXWXNG NC UIVHDIPNI, UXNGVVI, TGO XGOXHTWNI. TSRTFPNIXJXGTS</text:span></text:p>
      <text:p text:style-name="Standard" loext:marker-style-name="T10"><text:span text:style-name="T10">TGO TSRTFP CVIWXSV, QV UINUQVPXVO NC STGOP QV RTP GNW UIXKXSVJVOWN VGWVI, SVTKXGJ WQV ZVZNIF NC</text:span></text:p>
      <text:p text:style-name="Standard" loext:marker-style-name="T10"><text:span text:style-name="T10">OXZ TGO KTIXVO JIVTWGVPP ITWQVI WQTG TGFPNSXO ZNGDZVGW AVQXGO QXZ."UNSFTSUQTAVWXHXWF WNNL</text:span></text:p>
      <text:p text:style-name="Standard" loext:marker-style-name="T10"><text:span text:style-name="T10">TGNWQVI PWVU CNIRTIO XG 1518, RXWQ WQVTUUVTITGHV NC WQV CXIPW UIXGWVO ANNL NG HIFUWNSNJF,</text:span></text:p>
      <text:p text:style-name="Standard" loext:marker-style-name="T10"><text:span text:style-name="T10">RIXWWVG AF NGV NC WQVZNPW CTZNDP XGWVSSVHWDTSP NC QXP OTF. WQXP RTP ENQTGGVP WIXWQVZXDP,</text:span></text:p>
      <text:p text:style-name="Standard" loext:marker-style-name="T10"><text:span text:style-name="T10">TAVGVOXHWXGV ZNGL RQNPV OTAASXGJ XG TSHQVZF TGO NWQVI ZFPWXH UNRVIPZTOV QXZ NGV NC WQV ZNPW</text:span></text:p>
      <text:p text:style-name="Standard" loext:marker-style-name="T10"><text:soft-page-break/><text:span text:style-name="T10">IVKVIVO CXJDIVP XG NHHDSW PHXVGHV, RQXSV QXPZNIV PNSXO PHQNSTIPQXU RNG QXZ WQV WXWSV NC</text:span></text:p>
      <text:p text:style-name="Standard" loext:marker-style-name="T10"><text:span text:style-name="T10">"CTWQVI NC AXAXSXNJITUQF." XG1518, T FVTI TGO T QTSC TCWVI QXP OVTWQ, QXP UNSFJITUQXTV SXAIX PVY,</text:span></text:p>
      <text:p text:style-name="Standard" loext:marker-style-name="T10"><text:span text:style-name="T10">SNTGGXPWIXWQVZXX TAATWXP UVTUNSXWTGX, BDNGOTZ PUTGQVXZVGPXP, TO ZTYXZXSXTGDZHTVPTIVZ ("PXY</text:span></text:p>
      <text:p text:style-name="Standard" loext:marker-style-name="T10"><text:span text:style-name="T10">ANNLP NC UNSFJITUQF, AF ENQTGGVP WIXWQVZXDP, TAANW TWRDIMADIJ, CNIZVISF TW PUTGQVXZ, CNI WQV</text:span></text:p>
      <text:p text:style-name="Standard" loext:marker-style-name="T10"><text:span text:style-name="T10">VZUVINI ZTYXZXSXTG") RTPUDASXPQVO. AF CTI WQV ADSL NC WQV KNSDZV HNGPXPWP NC WQV HNSDZGP</text:span></text:p>
      <text:p text:style-name="Standard" loext:marker-style-name="T10"><text:span text:style-name="T10">NCRNIOP UIXGWVO XG STIJV JNWQXH WFUV WQTW WIXWQVZXDP DPVO XG QXP PFPWVZP NCHIFUWNJITUQF.</text:span></text:p>
      <text:p text:style-name="Standard" loext:marker-style-name="T10"><text:span text:style-name="T10">ADW XG WQV RNIL'P ANNL K TUUVTIP, CNI WQV CXIPW WXZV, WQVPBDTIV WTASV, NI WTASVTD. WQXP XP WQV</text:span></text:p>
      <text:p text:style-name="Standard" loext:marker-style-name="T10"><text:span text:style-name="T10">VSVZVGWTS CNIZ NC UNSFTSUQTAVWXHPDAPWXWDWXNG, CNI XW VYQXAXWP TSS TW NGHV TSS WQV HXUQVI</text:span></text:p>
      <text:p text:style-name="Standard" loext:marker-style-name="T10"><text:span text:style-name="T10">TSUQTAVWP XG TUTIWXHDSTI PFPWVZ. WQVPV TIV DPDTSSF TSS WQV PTZV PVBDVGHV NC SVWWVIP,</text:span></text:p>
      <text:p text:style-name="Standard" loext:marker-style-name="T10"><text:span text:style-name="T10">ADWPQXCWVO WN OXCCVIVGW UNPXWXNGP XG IVSTWXNG WN WQV USTXGWVYW TSUQTAVW, TP XGTSAVIWX'P</text:span></text:p>
      <text:p text:style-name="Standard" loext:marker-style-name="T10"><text:span text:style-name="T10">OXPL WQV XGGVI TSUQTAVW TPPDZVO OXCCVIVGW UNPXWXNGP XG IVJTIO WNWQV NDWVI TSUQTAVW. WQV</text:span></text:p>
      <text:p text:style-name="Standard" loext:marker-style-name="T10"><text:span text:style-name="T10">WTASVTD PVWP WQVZ NDW XG NIOVISF CTPQXNG—WQVTSUQTAVWP NC WQV PDHHVPPXKV UNPXWXNGP STXO</text:span></text:p>
      <text:p text:style-name="Standard" loext:marker-style-name="T10"><text:span text:style-name="T10">NDW XG INRP NGV AVSNR WQVNWQVI, VTHQ TSUQTAVW PQXCWVO NGV USTHV WN WQV SVCW NC WQV NGV TANKV.</text:span></text:p>
      <text:p text:style-name="Standard" loext:marker-style-name="T10"><text:span text:style-name="T10">VTHQINR WQDP NCCVIP T OXCCVIVGW PVW NC HXUQVI PDAPWXWDWVP WN WQV SVWWVIP NC</text:span></text:p>
      <text:p text:style-name="Standard" loext:marker-style-name="T10"><text:span text:style-name="T10">WQVUSTXGWVYW TSUQTAVW TW WQV WNU. PXGHV WQVIV HTG AV NGSF TP ZTGF INRP TPWQVIV TIV SVWWVIP XG</text:span></text:p>
      <text:p text:style-name="Standard" loext:marker-style-name="T10"><text:span text:style-name="T10">WQV TSUQTAVW, WQV WTASVTD XP PBDTIV.WQV PXZUSVPW WTASVTD XP NGV WQTW DPVP WQV GNIZTS</text:span></text:p>
      <text:p text:style-name="Standard" loext:marker-style-name="T10"><text:span text:style-name="T10">TSUQTAVW XG KTIXNDPUNPXWXNGP TP WQV HXUQVI TSUQTAVWP. VTHQ HXUQVI TSUQTAVW UINODHVP, XGNWQVI</text:span></text:p>
      <text:p text:style-name="Standard" loext:marker-style-name="T10"><text:span text:style-name="T10">RNIOP, T HTVPTI PDAPWXWDWXNG.</text:span></text:p>
      <text:p text:style-name="Standard" loext:marker-style-name="T9"><text:span text:style-name="T9"/></text:p>
      <text:p text:style-name="P12" loext:marker-style-name="T9"><text:span text:style-name="T9">Theoretical considerations:</text:span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26">E</text:p>
          </table:table-cell>
          <table:table-cell table:style-name="Table1.A1" office:value-type="string">
            <text:p text:style-name="P26">T</text:p>
          </table:table-cell>
          <table:table-cell table:style-name="Table1.A1" office:value-type="string">
            <text:p text:style-name="P26">A</text:p>
          </table:table-cell>
          <table:table-cell table:style-name="Table1.A1" office:value-type="string">
            <text:p text:style-name="P26">O</text:p>
          </table:table-cell>
          <table:table-cell table:style-name="Table1.A1" office:value-type="string">
            <text:p text:style-name="P26">I</text:p>
          </table:table-cell>
          <table:table-cell table:style-name="Table1.A1" office:value-type="string">
            <text:p text:style-name="P26">N</text:p>
          </table:table-cell>
          <table:table-cell table:style-name="Table1.A1" office:value-type="string">
            <text:p text:style-name="P26">S</text:p>
          </table:table-cell>
          <table:table-cell table:style-name="Table1.A1" office:value-type="string">
            <text:p text:style-name="P26">H</text:p>
          </table:table-cell>
          <table:table-cell table:style-name="Table1.A1" office:value-type="string">
            <text:p text:style-name="P26">R</text:p>
          </table:table-cell>
          <table:table-cell table:style-name="Table1.A1" office:value-type="string">
            <text:p text:style-name="P26">D</text:p>
          </table:table-cell>
          <table:table-cell table:style-name="Table1.A1" office:value-type="string">
            <text:p text:style-name="P26">L</text:p>
          </table:table-cell>
          <table:table-cell table:style-name="Table1.A1" office:value-type="string">
            <text:p text:style-name="P26">C</text:p>
          </table:table-cell>
          <table:table-cell table:style-name="Table1.A1" office:value-type="string">
            <text:p text:style-name="P26">U</text:p>
          </table:table-cell>
        </table:table-row>
        <table:table-row table:style-name="Table1.1">
          <table:table-cell table:style-name="Table1.A1" office:value-type="string">
            <text:p text:style-name="P26">12.7</text:p>
          </table:table-cell>
          <table:table-cell table:style-name="Table1.A1" office:value-type="string">
            <text:p text:style-name="P26">9.1</text:p>
          </table:table-cell>
          <table:table-cell table:style-name="Table1.A1" office:value-type="string">
            <text:p text:style-name="P26">8.2</text:p>
          </table:table-cell>
          <table:table-cell table:style-name="Table1.A1" office:value-type="string">
            <text:p text:style-name="P26">7.5</text:p>
          </table:table-cell>
          <table:table-cell table:style-name="Table1.A1" office:value-type="string">
            <text:p text:style-name="P26">7.0</text:p>
          </table:table-cell>
          <table:table-cell table:style-name="Table1.A1" office:value-type="string">
            <text:p text:style-name="P26">6.7</text:p>
          </table:table-cell>
          <table:table-cell table:style-name="Table1.A1" office:value-type="string">
            <text:p text:style-name="P26">6.3</text:p>
          </table:table-cell>
          <table:table-cell table:style-name="Table1.A1" office:value-type="string">
            <text:p text:style-name="P26">6.1</text:p>
          </table:table-cell>
          <table:table-cell table:style-name="Table1.A1" office:value-type="string">
            <text:p text:style-name="P26">6.0</text:p>
          </table:table-cell>
          <table:table-cell table:style-name="Table1.A1" office:value-type="string">
            <text:p text:style-name="P26">4.3</text:p>
          </table:table-cell>
          <table:table-cell table:style-name="Table1.A1" office:value-type="string">
            <text:p text:style-name="P26">4.0</text:p>
          </table:table-cell>
          <table:table-cell table:style-name="Table1.A1" office:value-type="string">
            <text:p text:style-name="P26">2.8</text:p>
          </table:table-cell>
          <table:table-cell table:style-name="Table1.A1" office:value-type="string">
            <text:p text:style-name="P26">2.8</text:p>
          </table:table-cell>
        </table:table-row>
        <table:table-row table:style-name="Table1.1">
          <table:table-cell table:style-name="Table1.A1" office:value-type="string">
            <text:p text:style-name="P26">M</text:p>
          </table:table-cell>
          <table:table-cell table:style-name="Table1.A1" office:value-type="string">
            <text:p text:style-name="P26">W</text:p>
          </table:table-cell>
          <table:table-cell table:style-name="Table1.A1" office:value-type="string">
            <text:p text:style-name="P26">F</text:p>
          </table:table-cell>
          <table:table-cell table:style-name="Table1.A1" office:value-type="string">
            <text:p text:style-name="P26">G</text:p>
          </table:table-cell>
          <table:table-cell table:style-name="Table1.A1" office:value-type="string">
            <text:p text:style-name="P26">Y</text:p>
          </table:table-cell>
          <table:table-cell table:style-name="Table1.A1" office:value-type="string">
            <text:p text:style-name="P26">P</text:p>
          </table:table-cell>
          <table:table-cell table:style-name="Table1.A1" office:value-type="string">
            <text:p text:style-name="P26">B</text:p>
          </table:table-cell>
          <table:table-cell table:style-name="Table1.A1" office:value-type="string">
            <text:p text:style-name="P26">V</text:p>
          </table:table-cell>
          <table:table-cell table:style-name="Table1.A1" office:value-type="string">
            <text:p text:style-name="P26">K</text:p>
          </table:table-cell>
          <table:table-cell table:style-name="Table1.A1" office:value-type="string">
            <text:p text:style-name="P26">J</text:p>
          </table:table-cell>
          <table:table-cell table:style-name="Table1.A1" office:value-type="string">
            <text:p text:style-name="P26">X</text:p>
          </table:table-cell>
          <table:table-cell table:style-name="Table1.A1" office:value-type="string">
            <text:p text:style-name="P26">Q</text:p>
          </table:table-cell>
          <table:table-cell table:style-name="Table1.A1" office:value-type="string">
            <text:p text:style-name="P26">Z</text:p>
          </table:table-cell>
        </table:table-row>
        <table:table-row table:style-name="Table1.1">
          <table:table-cell table:style-name="Table1.A1" office:value-type="string">
            <text:p text:style-name="P26">2.4</text:p>
          </table:table-cell>
          <table:table-cell table:style-name="Table1.A1" office:value-type="string">
            <text:p text:style-name="P26">2.4</text:p>
          </table:table-cell>
          <table:table-cell table:style-name="Table1.A1" office:value-type="string">
            <text:p text:style-name="P26">2.2</text:p>
          </table:table-cell>
          <table:table-cell table:style-name="Table1.A1" office:value-type="string">
            <text:p text:style-name="P26">2.0</text:p>
          </table:table-cell>
          <table:table-cell table:style-name="Table1.A1" office:value-type="string">
            <text:p text:style-name="P26">2.0</text:p>
          </table:table-cell>
          <table:table-cell table:style-name="Table1.A1" office:value-type="string">
            <text:p text:style-name="P26">1.9</text:p>
          </table:table-cell>
          <table:table-cell table:style-name="Table1.A1" office:value-type="string">
            <text:p text:style-name="P26">1.5</text:p>
          </table:table-cell>
          <table:table-cell table:style-name="Table1.A1" office:value-type="string">
            <text:p text:style-name="P26">1.0</text:p>
          </table:table-cell>
          <table:table-cell table:style-name="Table1.A1" office:value-type="string">
            <text:p text:style-name="P26">0.8</text:p>
          </table:table-cell>
          <table:table-cell table:style-name="Table1.A1" office:value-type="string">
            <text:p text:style-name="P26">0.15</text:p>
          </table:table-cell>
          <table:table-cell table:style-name="Table1.A1" office:value-type="string">
            <text:p text:style-name="P26">0.15</text:p>
          </table:table-cell>
          <table:table-cell table:style-name="Table1.A1" office:value-type="string">
            <text:p text:style-name="P26">0.1</text:p>
          </table:table-cell>
          <table:table-cell table:style-name="Table1.A1" office:value-type="string">
            <text:p text:style-name="P26">0.07</text:p>
          </table:table-cell>
        </table:table-row>
      </table:table>
      <text:p text:style-name="P9"><text:span text:style-name="T14">Table 1:</text:span><text:span text:style-name="T13"> English language letter frequency</text:span></text:p>
      <text:p text:style-name="Standard" loext:marker-style-name="T9"><text:span text:style-name="T9">Implementation, practical results:</text:span><text:span text:style-name="T9"/></text:p>
      <table:table table:name="Table2" table:style-name="Table2">
        <table:table-column table:style-name="Table2.A" table:number-columns-repeated="13"/>
        <table:table-row>
          <table:table-cell table:style-name="Table2.A1" office:value-type="string">
            <text:p text:style-name="P26">V</text:p>
          </table:table-cell>
          <table:table-cell table:style-name="Table2.A1" office:value-type="string">
            <text:p text:style-name="P26">W</text:p>
          </table:table-cell>
          <table:table-cell table:style-name="Table2.A1" office:value-type="string">
            <text:p text:style-name="P26">T</text:p>
          </table:table-cell>
          <table:table-cell table:style-name="Table2.A1" office:value-type="string">
            <text:p text:style-name="P26">X</text:p>
          </table:table-cell>
          <table:table-cell table:style-name="Table2.A1" office:value-type="string">
            <text:p text:style-name="P26">N</text:p>
          </table:table-cell>
          <table:table-cell table:style-name="Table2.A1" office:value-type="string">
            <text:p text:style-name="P26">P</text:p>
          </table:table-cell>
          <table:table-cell table:style-name="Table2.A1" office:value-type="string">
            <text:p text:style-name="P26">Q</text:p>
          </table:table-cell>
          <table:table-cell table:style-name="Table2.A1" office:value-type="string">
            <text:p text:style-name="P26">G</text:p>
          </table:table-cell>
          <table:table-cell table:style-name="Table2.A1" office:value-type="string">
            <text:p text:style-name="P26">I</text:p>
          </table:table-cell>
          <table:table-cell table:style-name="Table2.A1" office:value-type="string">
            <text:p text:style-name="P26">S</text:p>
          </table:table-cell>
          <table:table-cell table:style-name="Table2.A1" office:value-type="string">
            <text:p text:style-name="P26">U</text:p>
          </table:table-cell>
          <table:table-cell table:style-name="Table2.A1" office:value-type="string">
            <text:p text:style-name="P26">O</text:p>
          </table:table-cell>
          <table:table-cell table:style-name="Table2.A1" office:value-type="string">
            <text:p text:style-name="P26">H</text:p>
          </table:table-cell>
        </table:table-row>
        <table:table-row>
          <table:table-cell table:style-name="Table2.A1" office:value-type="string">
            <text:p text:style-name="P26">13.1</text:p>
          </table:table-cell>
          <table:table-cell table:style-name="Table2.A1" office:value-type="string">
            <text:p text:style-name="P26">9.9</text:p>
          </table:table-cell>
          <table:table-cell table:style-name="Table2.A1" office:value-type="string">
            <text:p text:style-name="P26">7.7</text:p>
          </table:table-cell>
          <table:table-cell table:style-name="Table2.A1" office:value-type="string">
            <text:p text:style-name="P26">7.7</text:p>
          </table:table-cell>
          <table:table-cell table:style-name="Table2.A1" office:value-type="string">
            <text:p text:style-name="P26">6.8</text:p>
          </table:table-cell>
          <table:table-cell table:style-name="Table2.A1" office:value-type="string">
            <text:p text:style-name="P26">6.7</text:p>
          </table:table-cell>
          <table:table-cell table:style-name="Table2.A1" office:value-type="string">
            <text:p text:style-name="P26">6.6</text:p>
          </table:table-cell>
          <table:table-cell table:style-name="Table2.A1" office:value-type="string">
            <text:p text:style-name="P26">6.1</text:p>
          </table:table-cell>
          <table:table-cell table:style-name="Table2.A1" office:value-type="string">
            <text:p text:style-name="P26">6.1</text:p>
          </table:table-cell>
          <table:table-cell table:style-name="Table2.A1" office:value-type="string">
            <text:p text:style-name="P26">3.9</text:p>
          </table:table-cell>
          <table:table-cell table:style-name="Table2.A1" office:value-type="string">
            <text:p text:style-name="P26">3.3</text:p>
          </table:table-cell>
          <table:table-cell table:style-name="Table2.A1" office:value-type="string">
            <text:p text:style-name="P26">3.1</text:p>
          </table:table-cell>
          <table:table-cell table:style-name="Table2.A1" office:value-type="string">
            <text:p text:style-name="P26">2.9</text:p>
          </table:table-cell>
        </table:table-row>
        <table:table-row>
          <table:table-cell table:style-name="Table2.A1" office:value-type="string">
            <text:p text:style-name="P26">Z</text:p>
          </table:table-cell>
          <table:table-cell table:style-name="Table2.A1" office:value-type="string">
            <text:p text:style-name="P26">D</text:p>
          </table:table-cell>
          <table:table-cell table:style-name="Table2.A1" office:value-type="string">
            <text:p text:style-name="P26">C</text:p>
          </table:table-cell>
          <table:table-cell table:style-name="Table2.A1" office:value-type="string">
            <text:p text:style-name="P26">A</text:p>
          </table:table-cell>
          <table:table-cell table:style-name="Table2.A1" office:value-type="string">
            <text:p text:style-name="P26">F</text:p>
          </table:table-cell>
          <table:table-cell table:style-name="Table2.A1" office:value-type="string">
            <text:p text:style-name="P26">R</text:p>
          </table:table-cell>
          <table:table-cell table:style-name="Table2.A1" office:value-type="string">
            <text:p text:style-name="P26">J</text:p>
          </table:table-cell>
          <table:table-cell table:style-name="Table2.A1" office:value-type="string">
            <text:p text:style-name="P26">K</text:p>
          </table:table-cell>
          <table:table-cell table:style-name="Table2.A1" office:value-type="string">
            <text:p text:style-name="P26">L</text:p>
          </table:table-cell>
          <table:table-cell table:style-name="Table2.A1" office:value-type="string">
            <text:p text:style-name="P26">Y</text:p>
          </table:table-cell>
          <table:table-cell table:style-name="Table2.A1" office:value-type="string">
            <text:p text:style-name="P26">B</text:p>
          </table:table-cell>
          <table:table-cell table:style-name="Table2.A1" office:value-type="string">
            <text:p text:style-name="P26">E</text:p>
          </table:table-cell>
          <table:table-cell table:style-name="Table2.A1" office:value-type="string">
            <text:p text:style-name="P26">M</text:p>
          </table:table-cell>
        </table:table-row>
        <table:table-row>
          <table:table-cell table:style-name="Table2.A1" office:value-type="string">
            <text:p text:style-name="P26">2.7</text:p>
          </table:table-cell>
          <table:table-cell table:style-name="Table2.A1" office:value-type="string">
            <text:p text:style-name="P26">2.5</text:p>
          </table:table-cell>
          <table:table-cell table:style-name="Table2.A1" office:value-type="string">
            <text:p text:style-name="P26">2.3</text:p>
          </table:table-cell>
          <table:table-cell table:style-name="Table2.A1" office:value-type="string">
            <text:p text:style-name="P26">2.3</text:p>
          </table:table-cell>
          <table:table-cell table:style-name="Table2.A1" office:value-type="string">
            <text:p text:style-name="P26">1.6</text:p>
          </table:table-cell>
          <table:table-cell table:style-name="Table2.A1" office:value-type="string">
            <text:p text:style-name="P26">1.4</text:p>
          </table:table-cell>
          <table:table-cell table:style-name="Table2.A1" office:value-type="string">
            <text:p text:style-name="P26">1.3</text:p>
          </table:table-cell>
          <table:table-cell table:style-name="Table2.A1" office:value-type="string">
            <text:p text:style-name="P26">0.7</text:p>
          </table:table-cell>
          <table:table-cell table:style-name="Table2.A1" office:value-type="string">
            <text:p text:style-name="P26">0.5</text:p>
          </table:table-cell>
          <table:table-cell table:style-name="Table2.A1" office:value-type="string">
            <text:p text:style-name="P26">0.4</text:p>
          </table:table-cell>
          <table:table-cell table:style-name="Table2.A1" office:value-type="string">
            <text:p text:style-name="P26">0.2</text:p>
          </table:table-cell>
          <table:table-cell table:style-name="Table2.A1" office:value-type="string">
            <text:p text:style-name="P26">0.1</text:p>
          </table:table-cell>
          <table:table-cell table:style-name="Table2.A1" office:value-type="string">
            <text:p text:style-name="P26">0.1</text:p>
          </table:table-cell>
        </table:table-row>
      </table:table>
      <text:p text:style-name="P15">Table 2:<text:span text:style-name="T12"> Encrypted text letter frequency</text:span></text:p>
      <text:p text:style-name="P16">1. V → e due to being the highest frequency</text:p>
      <text:p text:style-name="P20">c = eTHQ GeR PeWWXGJ NC TSAeIWX'P OXPL AINDJQW XGWN USTF T GeR HXUQeITSUQTAeW, XG RQXHQ ANWQ WQe</text:p>
      <text:p text:style-name="P20">USTXGWeYW TGO WQe HXUQeIWeYW eBDXKTSeGWP TIeHQTGJeO XG IeJTIO WN NGe TGNWQeI. WQeIe TIe TP</text:p>
      <text:p text:style-name="P20">ZTGF NC WQePe TSUQTAeWPTP WQeIe TIe UNPXWXNGP NC QXP OXPL, TGO WQXP ZDSWXUSXHXWF ZeTGP WQTW</text:p>
      <text:p text:style-name="P20">TSAeIWXQeIe OeKXPeO WQe CXIPW UNSFTSUQTAeWXH HXUQeI.WQXP THQXeKeZeGW—HIXWXHTS XG WQe</text:p>
      <text:p text:style-name="P20">QXPWNIF NC HIFUWNSNJF —TSAeIWX WQeGTONIGeO AF TGNWQeI IeZTILTASe XGKeGWXNG: eGHXUQeIeO HNOe.</text:p>
      <text:p text:style-name="P20">XW RTP CNIWQXP WQTW Qe QTO UDW GDZAeIP XG WQe NDWeI IXGJ. XG T WTASe Qe UeIZDWeOWQe GDZAeIP</text:p>
      <text:p text:style-name="P20">1 WN 4 XG WRN-, WQIee-, TGO CNDI-OXJXW JINDUP, CINZ 11 WN4444, TGO DPeO WQePe TP 336 HNOeJINDUP</text:p>
      <text:p text:style-name="P20">CNI T PZTSS HNOe. "XG WQXP WTASe,THHNIOXGJ WN TJIeeZeGW, Re PQTSS eGWeI XG WQe KTIXNDP SXGeP TW</text:p>
      <text:p text:style-name="P20">WQeGDZAeIP RQTWeKeI HNZUSeWe UQITPeP Re USeTPe, CNI eYTZUSe,HNIIePUNGOXGJ WN 12, 'Re QTKe ZTOe</text:p>
      <text:p text:style-name="P20"><text:soft-page-break/>IeTOF WQe PQXUP RQXHQ Re UINZXPeOTGO PDUUSXeO WQeZ RXWQ WINNUP TGO JITXG.' " WQePe HNOe KTSDeP</text:p>
      <text:p text:style-name="P20">OXO GNWHQTGJe, TGF ZNIe WQTG WQe ZXYeO TSUQTAeW NC WQe OXPL OXO. ADW WQe OXJXWPIePDSWXGJ</text:p>
      <text:p text:style-name="P20">CINZ TG eGHNOXGJ ReIe WQeG eGHXUQeIeO RXWQ WQe OXPL EDPW TP XCWQeF ReIe USTXGWeYW SeWWeIP.</text:p>
      <text:p text:style-name="P20">XG TSAeIWX'P RNIOP, "WQePe GDZAeIP X WQeGXGPeIW XG ZF ZePPTJe THHNIOXGJ WN WQe CNIZDST NC WQe</text:p>
      <text:p text:style-name="P20">HXUQeI, IeUIePeGWXGJWQeZ AF WQe SeWWeIP WQTW OeGNWe WQePe GDZAeIP." WQePe GDZAeIP</text:p>
      <text:p text:style-name="P20">WQDPHQTGJeO WQeXI HXUQeIWeYW eBDXKTSeGWP TP WQe OXPL WDIGeO. QeGHe 341,UeIQTUP ZeTGXGJ</text:p>
      <text:p text:style-name="P20">"UNUe," ZXJQW AeHNZe ZIU TW NGe UNPXWXNG TGO CHN TWTGNWQeI. WQXP HNGPWXWDWeP TG eYHeSSeGW</text:p>
      <text:p text:style-name="P20">CNIZ NC eGHXUQeIeO HNOe, TGO EDPWQNR UIeHNHXNDP TSAeIWX RTP ZTF Ae PeeG AF WQe CTHW WQTW WQe</text:p>
      <text:p text:style-name="P20">ZTENIUNReIP NC WQe eTIWQ OXO GNW AeJXG WN eGHXUQeI WQeXI HNOe ZePPTJeP DGWXS400 FeTIP STWeI,</text:p>
      <text:p text:style-name="P20">GeTI WQe eGO NC WQe 19WQ HeGWDIF, TGO eKeG WQeG WQeXIPFPWeZP ReIe ZDHQ PXZUSeI WQTG</text:p>
      <text:p text:style-name="P20">WQXP.TSAeIWX'P WQIee IeZTILTASe CXIPWP—WQe eTISXePW RePWeIG eYUNPXWXNG NCHIFUWTGTSFPXP,</text:p>
      <text:p text:style-name="P20">WQe XGKeGWXNG NC UNSFTSUQTAeWXe PDAPWXWDWXNG, TGO WQeXGKeGWXNG NC eGHXUQeIeO HNOe—ZTLe</text:p>
      <text:p text:style-name="P20">QXZ WQe CTWQeI NC RePWeIGHIFUWNSNJF. ADW TSWQNDJQ QXP WIeTWXPe RTP UDASXPQeO XG XWTSXTG XG</text:p>
      <text:p text:style-name="P20">THNSSeHWXNG NC QXP RNILP XG 1568, TGO TSWQNDJQ QXP XOeTP ReIe TAPNIAeO AFUTUTS HIFUWNSNJXPWP TGO</text:p>
      <text:p text:style-name="P20">UeIQTUP XGCSDeGHeO WQe PHXeGHe'P OeKeSNUZeGW,WQeF GeKeI QTO WQe OFGTZXH XZUTHW WQTW PDHQ</text:p>
      <text:p text:style-name="P20">UINOXJXNDPTHHNZUSXPQZeGWP NDJQW WN QTKe UINODHeO. PFZNGOP' eKTSDTWXNG NC QXPRNIL XG JeGeITS</text:p>
      <text:p text:style-name="P20">ZTF ANWQ eYUSTXG RQF TGO PDZZTIXMe WQe ZNOeIG KXeR NC QXP HIFUWNSNJXHTS HNGWIXADWXNGP:"WQXP</text:p>
      <text:p text:style-name="P20"><text:soft-page-break/>ZTG NC ZTGF-PXOeO JeGXDP HTZe XGWN WQe RNISO WNN PNNG CNI WQeUeICeHW eYeIHXPe NC QXP PXGJDSTI</text:p>
      <text:p text:style-name="P20">CTHDSWXeP. RQeWQeI Re IeJTIO QXZ CINZ WQeUNXGW NC KXeR NC TIW, NC PHXeGHe, NI NC SXWeITWDIe, Qe</text:p>
      <text:p text:style-name="P20">NHHDUXeP XG eTHQOeUTIWZeGW WQe UNPXWXNG NC UIeHDIPNI, UXNGeeI, TGO XGOXHTWNI. TSRTFPNIXJXGTS</text:p>
      <text:p text:style-name="P20">TGO TSRTFP CeIWXSe, Qe UINUQePXeO NC STGOP Qe RTP GNW UIXKXSeJeOWN eGWeI, SeTKXGJ WQe ZeZNIF NC</text:p>
      <text:p text:style-name="P20">OXZ TGO KTIXeO JIeTWGePP ITWQeI WQTG TGFPNSXO ZNGDZeGW AeQXGO QXZ."UNSFTSUQTAeWXHXWF WNNL</text:p>
      <text:p text:style-name="P20">TGNWQeI PWeU CNIRTIO XG 1518, RXWQ WQeTUUeTITGHe NC WQe CXIPW UIXGWeO ANNL NG HIFUWNSNJF,</text:p>
      <text:p text:style-name="P20">RIXWWeG AF NGe NC WQeZNPW CTZNDP XGWeSSeHWDTSP NC QXP OTF. WQXP RTP ENQTGGeP WIXWQeZXDP,</text:p>
      <text:p text:style-name="P20">TAeGeOXHWXGe ZNGL RQNPe OTAASXGJ XG TSHQeZF TGO NWQeI ZFPWXH UNReIPZTOe QXZ NGe NC WQe ZNPW</text:p>
      <text:p text:style-name="P20">IeKeIeO CXJDIeP XG NHHDSW PHXeGHe, RQXSe QXPZNIe PNSXO PHQNSTIPQXU RNG QXZ WQe WXWSe NC</text:p>
      <text:p text:style-name="P20">"CTWQeI NC AXAXSXNJITUQF." XG1518, T FeTI TGO T QTSC TCWeI QXP OeTWQ, QXP UNSFJITUQXTe SXAIX PeY,</text:p>
      <text:p text:style-name="P20">SNTGGXPWIXWQeZXX TAATWXP UeTUNSXWTGX, BDNGOTZ PUTGQeXZeGPXP, TO ZTYXZXSXTGDZHTePTIeZ ("PXY</text:p>
      <text:p text:style-name="P20">ANNLP NC UNSFJITUQF, AF ENQTGGeP WIXWQeZXDP, TAANW TWRDIMADIJ, CNIZeISF TW PUTGQeXZ, CNI WQe</text:p>
      <text:p text:style-name="P20">eZUeINI ZTYXZXSXTG") RTPUDASXPQeO. AF CTI WQe ADSL NC WQe KNSDZe HNGPXPWP NC WQe HNSDZGP</text:p>
      <text:p text:style-name="P20">NCRNIOP UIXGWeO XG STIJe JNWQXH WFUe WQTW WIXWQeZXDP DPeO XG QXP PFPWeZP NCHIFUWNJITUQF.</text:p>
      <text:p text:style-name="P20">ADW XG WQe RNIL'P ANNL K TUUeTIP, CNI WQe CXIPW WXZe, WQePBDTIe WTASe, NI WTASeTD. WQXP XP WQe</text:p>
      <text:p text:style-name="P20">eSeZeGWTS CNIZ NC UNSFTSUQTAeWXHPDAPWXWDWXNG, CNI XW eYQXAXWP TSS TW NGHe TSS WQe HXUQeI</text:p>
      <text:p text:style-name="P20">TSUQTAeWP XG TUTIWXHDSTI PFPWeZ. WQePe TIe DPDTSSF TSS WQe PTZe PeBDeGHe NC SeWWeIP,</text:p>
      <text:p text:style-name="P20"><text:soft-page-break/>ADWPQXCWeO WN OXCCeIeGW UNPXWXNGP XG IeSTWXNG WN WQe USTXGWeYW TSUQTAeW, TP XGTSAeIWX'P</text:p>
      <text:p text:style-name="P20">OXPL WQe XGGeI TSUQTAeW TPPDZeO OXCCeIeGW UNPXWXNGP XG IeJTIO WNWQe NDWeI TSUQTAeW. WQe</text:p>
      <text:p text:style-name="P20">WTASeTD PeWP WQeZ NDW XG NIOeISF CTPQXNG—WQeTSUQTAeWP NC WQe PDHHePPXKe UNPXWXNGP STXO</text:p>
      <text:p text:style-name="P20">NDW XG INRP NGe AeSNR WQeNWQeI, eTHQ TSUQTAeW PQXCWeO NGe USTHe WN WQe SeCW NC WQe NGe TANKe.</text:p>
      <text:p text:style-name="P20">eTHQINR WQDP NCCeIP T OXCCeIeGW PeW NC HXUQeI PDAPWXWDWeP WN WQe SeWWeIP NC</text:p>
      <text:p text:style-name="P20">WQeUSTXGWeYW TSUQTAeW TW WQe WNU. PXGHe WQeIe HTG Ae NGSF TP ZTGF INRP TPWQeIe TIe SeWWeIP XG</text:p>
      <text:p text:style-name="P20">WQe TSUQTAeW, WQe WTASeTD XP PBDTIe.WQe PXZUSePW WTASeTD XP NGe WQTW DPeP WQe GNIZTS</text:p>
      <text:p text:style-name="P20">TSUQTAeW XG KTIXNDPUNPXWXNGP TP WQe HXUQeI TSUQTAeWP. eTHQ HXUQeI TSUQTAeW UINODHeP, XGNWQeI</text:p>
      <text:p text:style-name="P20">RNIOP, T HTePTI PDAPWXWDWXNG.</text:p>
      <text:p text:style-name="P17">2. W→t; Q→h; “WQe”0 resembles the word “the” and the substitutions have maching frequencyes.</text:p>
      <text:p text:style-name="P21">c = eTHh GeR PettXGJ NC TSAeItX'P OXPL AINDJht XGtN USTF T GeR HXUheITSUhTAet, XG RhXHh ANth the</text:p>
      <text:p text:style-name="P21">USTXGteYt TGO the HXUheIteYt eBDXKTSeGtP TIeHhTGJeO XG IeJTIO tN NGe TGNtheI. theIe TIe TP</text:p>
      <text:p text:style-name="P21">ZTGF NC thePe TSUhTAetPTP theIe TIe UNPXtXNGP NC hXP OXPL, TGO thXP ZDStXUSXHXtF ZeTGP thTt</text:p>
      <text:p text:style-name="P21">TSAeItXheIe OeKXPeO the CXIPt UNSFTSUhTAetXH HXUheI.thXP THhXeKeZeGt—HIXtXHTS XG the</text:p>
      <text:p text:style-name="P21">hXPtNIF NC HIFUtNSNJF —TSAeItX theGTONIGeO AF TGNtheI IeZTILTASe XGKeGtXNG: eGHXUheIeO HNOe.</text:p>
      <text:p text:style-name="P21">Xt RTP CNIthXP thTt he hTO UDt GDZAeIP XG the NDteI IXGJ. XG T tTASe he UeIZDteOthe GDZAeIP</text:p>
      <text:p text:style-name="P21">1 tN 4 XG tRN-, thIee-, TGO CNDI-OXJXt JINDUP, CINZ 11 tN4444, TGO DPeO thePe TP 336 HNOeJINDUP</text:p>
      <text:p text:style-name="P21"><text:soft-page-break/>CNI T PZTSS HNOe. "XG thXP tTASe,THHNIOXGJ tN TJIeeZeGt, Re PhTSS eGteI XG the KTIXNDP SXGeP Tt</text:p>
      <text:p text:style-name="P21">theGDZAeIP RhTteKeI HNZUSete UhITPeP Re USeTPe, CNI eYTZUSe,HNIIePUNGOXGJ tN 12, 'Re hTKe ZTOe</text:p>
      <text:p text:style-name="P21">IeTOF the PhXUP RhXHh Re UINZXPeOTGO PDUUSXeO theZ RXth tINNUP TGO JITXG.' " thePe HNOe KTSDeP</text:p>
      <text:p text:style-name="P21">OXO GNtHhTGJe, TGF ZNIe thTG the ZXYeO TSUhTAet NC the OXPL OXO. ADt the OXJXtPIePDStXGJ</text:p>
      <text:p text:style-name="P21">CINZ TG eGHNOXGJ ReIe theG eGHXUheIeO RXth the OXPL EDPt TP XCtheF ReIe USTXGteYt SetteIP.</text:p>
      <text:p text:style-name="P21">XG TSAeItX'P RNIOP, "thePe GDZAeIP X theGXGPeIt XG ZF ZePPTJe THHNIOXGJ tN the CNIZDST NC the</text:p>
      <text:p text:style-name="P21">HXUheI, IeUIePeGtXGJtheZ AF the SetteIP thTt OeGNte thePe GDZAeIP." thePe GDZAeIP</text:p>
      <text:p text:style-name="P21">thDPHhTGJeO theXI HXUheIteYt eBDXKTSeGtP TP the OXPL tDIGeO. heGHe 341,UeIhTUP ZeTGXGJ</text:p>
      <text:p text:style-name="P21">"UNUe," ZXJht AeHNZe ZIU Tt NGe UNPXtXNG TGO CHN TtTGNtheI. thXP HNGPtXtDteP TG eYHeSSeGt</text:p>
      <text:p text:style-name="P21">CNIZ NC eGHXUheIeO HNOe, TGO EDPthNR UIeHNHXNDP TSAeItX RTP ZTF Ae PeeG AF the CTHt thTt the</text:p>
      <text:p text:style-name="P21">ZTENIUNReIP NC the eTIth OXO GNt AeJXG tN eGHXUheI theXI HNOe ZePPTJeP DGtXS400 FeTIP STteI,</text:p>
      <text:p text:style-name="P21">GeTI the eGO NC the 19th HeGtDIF, TGO eKeG theG theXIPFPteZP ReIe ZDHh PXZUSeI thTG</text:p>
      <text:p text:style-name="P21">thXP.TSAeItX'P thIee IeZTILTASe CXIPtP—the eTISXePt RePteIG eYUNPXtXNG NCHIFUtTGTSFPXP,</text:p>
      <text:p text:style-name="P21">the XGKeGtXNG NC UNSFTSUhTAetXe PDAPtXtDtXNG, TGO theXGKeGtXNG NC eGHXUheIeO HNOe—ZTLe</text:p>
      <text:p text:style-name="P21">hXZ the CTtheI NC RePteIGHIFUtNSNJF. ADt TSthNDJh hXP tIeTtXPe RTP UDASXPheO XG XtTSXTG XG</text:p>
      <text:p text:style-name="P21">THNSSeHtXNG NC hXP RNILP XG 1568, TGO TSthNDJh hXP XOeTP ReIe TAPNIAeO AFUTUTS HIFUtNSNJXPtP TGO</text:p>
      <text:p text:style-name="P21">UeIhTUP XGCSDeGHeO the PHXeGHe'P OeKeSNUZeGt,theF GeKeI hTO the OFGTZXH XZUTHt thTt PDHh</text:p>
      <text:p text:style-name="P21"><text:soft-page-break/>UINOXJXNDPTHHNZUSXPhZeGtP NDJht tN hTKe UINODHeO. PFZNGOP' eKTSDTtXNG NC hXPRNIL XG JeGeITS</text:p>
      <text:p text:style-name="P21">ZTF ANth eYUSTXG RhF TGO PDZZTIXMe the ZNOeIG KXeR NC hXP HIFUtNSNJXHTS HNGtIXADtXNGP:"thXP</text:p>
      <text:p text:style-name="P21">ZTG NC ZTGF-PXOeO JeGXDP HTZe XGtN the RNISO tNN PNNG CNI theUeICeHt eYeIHXPe NC hXP PXGJDSTI</text:p>
      <text:p text:style-name="P21">CTHDStXeP. RhetheI Re IeJTIO hXZ CINZ theUNXGt NC KXeR NC TIt, NC PHXeGHe, NI NC SXteITtDIe, he</text:p>
      <text:p text:style-name="P21">NHHDUXeP XG eTHhOeUTItZeGt the UNPXtXNG NC UIeHDIPNI, UXNGeeI, TGO XGOXHTtNI. TSRTFPNIXJXGTS</text:p>
      <text:p text:style-name="P21">TGO TSRTFP CeItXSe, he UINUhePXeO NC STGOP he RTP GNt UIXKXSeJeOtN eGteI, SeTKXGJ the ZeZNIF NC</text:p>
      <text:p text:style-name="P21">OXZ TGO KTIXeO JIeTtGePP ITtheI thTG TGFPNSXO ZNGDZeGt AehXGO hXZ."UNSFTSUhTAetXHXtF tNNL</text:p>
      <text:p text:style-name="P21">TGNtheI PteU CNIRTIO XG 1518, RXth theTUUeTITGHe NC the CXIPt UIXGteO ANNL NG HIFUtNSNJF,</text:p>
      <text:p text:style-name="P21">RIXtteG AF NGe NC theZNPt CTZNDP XGteSSeHtDTSP NC hXP OTF. thXP RTP ENhTGGeP tIXtheZXDP,</text:p>
      <text:p text:style-name="P21">TAeGeOXHtXGe ZNGL RhNPe OTAASXGJ XG TSHheZF TGO NtheI ZFPtXH UNReIPZTOe hXZ NGe NC the ZNPt</text:p>
      <text:p text:style-name="P21">IeKeIeO CXJDIeP XG NHHDSt PHXeGHe, RhXSe hXPZNIe PNSXO PHhNSTIPhXU RNG hXZ the tXtSe NC</text:p>
      <text:p text:style-name="P21">"CTtheI NC AXAXSXNJITUhF." XG1518, T FeTI TGO T hTSC TCteI hXP OeTth, hXP UNSFJITUhXTe SXAIX PeY,</text:p>
      <text:p text:style-name="P21">SNTGGXPtIXtheZXX TAATtXP UeTUNSXtTGX, BDNGOTZ PUTGheXZeGPXP, TO ZTYXZXSXTGDZHTePTIeZ ("PXY</text:p>
      <text:p text:style-name="P21">ANNLP NC UNSFJITUhF, AF ENhTGGeP tIXtheZXDP, TAANt TtRDIMADIJ, CNIZeISF Tt PUTGheXZ, CNI the</text:p>
      <text:p text:style-name="P21">eZUeINI ZTYXZXSXTG") RTPUDASXPheO. AF CTI the ADSL NC the KNSDZe HNGPXPtP NC the HNSDZGP</text:p>
      <text:p text:style-name="P21">NCRNIOP UIXGteO XG STIJe JNthXH tFUe thTt tIXtheZXDP DPeO XG hXP PFPteZP NCHIFUtNJITUhF.</text:p>
      <text:p text:style-name="P21">ADt XG the RNIL'P ANNL K TUUeTIP, CNI the CXIPt tXZe, thePBDTIe tTASe, NI tTASeTD. thXP XP the</text:p>
      <text:p text:style-name="P21"><text:soft-page-break/>eSeZeGtTS CNIZ NC UNSFTSUhTAetXHPDAPtXtDtXNG, CNI Xt eYhXAXtP TSS Tt NGHe TSS the HXUheI</text:p>
      <text:p text:style-name="P21">TSUhTAetP XG TUTItXHDSTI PFPteZ. thePe TIe DPDTSSF TSS the PTZe PeBDeGHe NC SetteIP,</text:p>
      <text:p text:style-name="P21">ADtPhXCteO tN OXCCeIeGt UNPXtXNGP XG IeSTtXNG tN the USTXGteYt TSUhTAet, TP XGTSAeItX'P</text:p>
      <text:p text:style-name="P21">OXPL the XGGeI TSUhTAet TPPDZeO OXCCeIeGt UNPXtXNGP XG IeJTIO tNthe NDteI TSUhTAet. the</text:p>
      <text:p text:style-name="P21">tTASeTD PetP theZ NDt XG NIOeISF CTPhXNG—theTSUhTAetP NC the PDHHePPXKe UNPXtXNGP STXO</text:p>
      <text:p text:style-name="P21">NDt XG INRP NGe AeSNR theNtheI, eTHh TSUhTAet PhXCteO NGe USTHe tN the SeCt NC the NGe TANKe.</text:p>
      <text:p text:style-name="P21">eTHhINR thDP NCCeIP T OXCCeIeGt Pet NC HXUheI PDAPtXtDteP tN the SetteIP NC</text:p>
      <text:p text:style-name="P21">theUSTXGteYt TSUhTAet Tt the tNU. PXGHe theIe HTG Ae NGSF TP ZTGF INRP TPtheIe TIe SetteIP XG</text:p>
      <text:p text:style-name="P21">the TSUhTAet, the tTASeTD XP PBDTIe.the PXZUSePt tTASeTD XP NGe thTt DPeP the GNIZTS</text:p>
      <text:p text:style-name="P21">TSUhTAet XG KTIXNDPUNPXtXNGP TP the HXUheI TSUhTAetP. eTHh HXUheI TSUhTAet UINODHeP, XGNtheI</text:p>
      <text:p text:style-name="P21">RNIOP, T HTePTI PDAPtXtDtXNG.</text:p>
      <text:p text:style-name="P17">3. T→a; N→o; “thTt” and “tN” resemble the words “that” and “to” and the substitutions match the frequencies</text:p>
      <text:p text:style-name="P21">c = eaHh GeR PettXGJ oC aSAeItX'P OXPL AIoDJht XGto USaF a GeR HXUheIaSUhaAet, XG RhXHh Aoth the</text:p>
      <text:p text:style-name="P21">USaXGteYt aGO the HXUheIteYt eBDXKaSeGtP aIeHhaGJeO XG IeJaIO to oGe aGotheI. theIe aIe aP</text:p>
      <text:p text:style-name="P21">ZaGF oC thePe aSUhaAetPaP theIe aIe UoPXtXoGP oC hXP OXPL, aGO thXP ZDStXUSXHXtF ZeaGP that</text:p>
      <text:p text:style-name="P21">aSAeItXheIe OeKXPeO the CXIPt UoSFaSUhaAetXH HXUheI.thXP aHhXeKeZeGt—HIXtXHaS XG the</text:p>
      <text:p text:style-name="P21">hXPtoIF oC HIFUtoSoJF —aSAeItX theGaOoIGeO AF aGotheI IeZaILaASe XGKeGtXoG: eGHXUheIeO HoOe.</text:p>
      <text:p text:style-name="P21">Xt RaP CoIthXP that he haO UDt GDZAeIP XG the oDteI IXGJ. XG a taASe he UeIZDteOthe GDZAeIP</text:p>
      <text:p text:style-name="P21"><text:soft-page-break/>1 to 4 XG tRo-, thIee-, aGO CoDI-OXJXt JIoDUP, CIoZ 11 to4444, aGO DPeO thePe aP 336 HoOeJIoDUP</text:p>
      <text:p text:style-name="P21">CoI a PZaSS HoOe. "XG thXP taASe,aHHoIOXGJ to aJIeeZeGt, Re PhaSS eGteI XG the KaIXoDP SXGeP at</text:p>
      <text:p text:style-name="P21">theGDZAeIP RhateKeI HoZUSete UhIaPeP Re USeaPe, CoI eYaZUSe,HoIIePUoGOXGJ to 12, 'Re haKe ZaOe</text:p>
      <text:p text:style-name="P21">IeaOF the PhXUP RhXHh Re UIoZXPeOaGO PDUUSXeO theZ RXth tIooUP aGO JIaXG.' " thePe HoOe KaSDeP</text:p>
      <text:p text:style-name="P21">OXO GotHhaGJe, aGF ZoIe thaG the ZXYeO aSUhaAet oC the OXPL OXO. ADt the OXJXtPIePDStXGJ</text:p>
      <text:p text:style-name="P21">CIoZ aG eGHoOXGJ ReIe theG eGHXUheIeO RXth the OXPL EDPt aP XCtheF ReIe USaXGteYt SetteIP.</text:p>
      <text:p text:style-name="P21">XG aSAeItX'P RoIOP, "thePe GDZAeIP X theGXGPeIt XG ZF ZePPaJe aHHoIOXGJ to the CoIZDSa oC the</text:p>
      <text:p text:style-name="P21">HXUheI, IeUIePeGtXGJtheZ AF the SetteIP that OeGote thePe GDZAeIP." thePe GDZAeIP</text:p>
      <text:p text:style-name="P21">thDPHhaGJeO theXI HXUheIteYt eBDXKaSeGtP aP the OXPL tDIGeO. heGHe 341,UeIhaUP ZeaGXGJ</text:p>
      <text:p text:style-name="P21">"UoUe," ZXJht AeHoZe ZIU at oGe UoPXtXoG aGO CHo ataGotheI. thXP HoGPtXtDteP aG eYHeSSeGt</text:p>
      <text:p text:style-name="P21">CoIZ oC eGHXUheIeO HoOe, aGO EDPthoR UIeHoHXoDP aSAeItX RaP ZaF Ae PeeG AF the CaHt that the</text:p>
      <text:p text:style-name="P21">ZaEoIUoReIP oC the eaIth OXO Got AeJXG to eGHXUheI theXI HoOe ZePPaJeP DGtXS400 FeaIP SateI,</text:p>
      <text:p text:style-name="P21">GeaI the eGO oC the 19th HeGtDIF, aGO eKeG theG theXIPFPteZP ReIe ZDHh PXZUSeI thaG</text:p>
      <text:p text:style-name="P21">thXP.aSAeItX'P thIee IeZaILaASe CXIPtP—the eaISXePt RePteIG eYUoPXtXoG oCHIFUtaGaSFPXP,</text:p>
      <text:p text:style-name="P21">the XGKeGtXoG oC UoSFaSUhaAetXe PDAPtXtDtXoG, aGO theXGKeGtXoG oC eGHXUheIeO HoOe—ZaLe</text:p>
      <text:p text:style-name="P21">hXZ the CatheI oC RePteIGHIFUtoSoJF. ADt aSthoDJh hXP tIeatXPe RaP UDASXPheO XG XtaSXaG XG</text:p>
      <text:p text:style-name="P21">aHoSSeHtXoG oC hXP RoILP XG 1568, aGO aSthoDJh hXP XOeaP ReIe aAPoIAeO AFUaUaS HIFUtoSoJXPtP aGO</text:p>
      <text:p text:style-name="P21"><text:soft-page-break/>UeIhaUP XGCSDeGHeO the PHXeGHe'P OeKeSoUZeGt,theF GeKeI haO the OFGaZXH XZUaHt that PDHh</text:p>
      <text:p text:style-name="P21">UIoOXJXoDPaHHoZUSXPhZeGtP oDJht to haKe UIoODHeO. PFZoGOP' eKaSDatXoG oC hXPRoIL XG JeGeIaS</text:p>
      <text:p text:style-name="P21">ZaF Aoth eYUSaXG RhF aGO PDZZaIXMe the ZoOeIG KXeR oC hXP HIFUtoSoJXHaS HoGtIXADtXoGP:"thXP</text:p>
      <text:p text:style-name="P21">ZaG oC ZaGF-PXOeO JeGXDP HaZe XGto the RoISO too PooG CoI theUeICeHt eYeIHXPe oC hXP PXGJDSaI</text:p>
      <text:p text:style-name="P21">CaHDStXeP. RhetheI Re IeJaIO hXZ CIoZ theUoXGt oC KXeR oC aIt, oC PHXeGHe, oI oC SXteIatDIe, he</text:p>
      <text:p text:style-name="P21">oHHDUXeP XG eaHhOeUaItZeGt the UoPXtXoG oC UIeHDIPoI, UXoGeeI, aGO XGOXHatoI. aSRaFPoIXJXGaS</text:p>
      <text:p text:style-name="P21">aGO aSRaFP CeItXSe, he UIoUhePXeO oC SaGOP he RaP Got UIXKXSeJeOto eGteI, SeaKXGJ the ZeZoIF oC</text:p>
      <text:p text:style-name="P21">OXZ aGO KaIXeO JIeatGePP IatheI thaG aGFPoSXO ZoGDZeGt AehXGO hXZ."UoSFaSUhaAetXHXtF tooL</text:p>
      <text:p text:style-name="P21">aGotheI PteU CoIRaIO XG 1518, RXth theaUUeaIaGHe oC the CXIPt UIXGteO AooL oG HIFUtoSoJF,</text:p>
      <text:p text:style-name="P21">RIXtteG AF oGe oC theZoPt CaZoDP XGteSSeHtDaSP oC hXP OaF. thXP RaP EohaGGeP tIXtheZXDP,</text:p>
      <text:p text:style-name="P21">aAeGeOXHtXGe ZoGL RhoPe OaAASXGJ XG aSHheZF aGO otheI ZFPtXH UoReIPZaOe hXZ oGe oC the ZoPt</text:p>
      <text:p text:style-name="P21">IeKeIeO CXJDIeP XG oHHDSt PHXeGHe, RhXSe hXPZoIe PoSXO PHhoSaIPhXU RoG hXZ the tXtSe oC</text:p>
      <text:p text:style-name="P21">"CatheI oC AXAXSXoJIaUhF." XG1518, a FeaI aGO a haSC aCteI hXP Oeath, hXP UoSFJIaUhXae SXAIX PeY,</text:p>
      <text:p text:style-name="P21">SoaGGXPtIXtheZXX aAAatXP UeaUoSXtaGX, BDoGOaZ PUaGheXZeGPXP, aO ZaYXZXSXaGDZHaePaIeZ ("PXY</text:p>
      <text:p text:style-name="P21">AooLP oC UoSFJIaUhF, AF EohaGGeP tIXtheZXDP, aAAot atRDIMADIJ, CoIZeISF at PUaGheXZ, CoI the</text:p>
      <text:p text:style-name="P21">eZUeIoI ZaYXZXSXaG") RaPUDASXPheO. AF CaI the ADSL oC the KoSDZe HoGPXPtP oC the HoSDZGP</text:p>
      <text:p text:style-name="P21">oCRoIOP UIXGteO XG SaIJe JothXH tFUe that tIXtheZXDP DPeO XG hXP PFPteZP oCHIFUtoJIaUhF.</text:p>
      <text:p text:style-name="P21"><text:soft-page-break/>ADt XG the RoIL'P AooL K aUUeaIP, CoI the CXIPt tXZe, thePBDaIe taASe, oI taASeaD. thXP XP the</text:p>
      <text:p text:style-name="P21">eSeZeGtaS CoIZ oC UoSFaSUhaAetXHPDAPtXtDtXoG, CoI Xt eYhXAXtP aSS at oGHe aSS the HXUheI</text:p>
      <text:p text:style-name="P21">aSUhaAetP XG aUaItXHDSaI PFPteZ. thePe aIe DPDaSSF aSS the PaZe PeBDeGHe oC SetteIP,</text:p>
      <text:p text:style-name="P21">ADtPhXCteO to OXCCeIeGt UoPXtXoGP XG IeSatXoG to the USaXGteYt aSUhaAet, aP XGaSAeItX'P</text:p>
      <text:p text:style-name="P21">OXPL the XGGeI aSUhaAet aPPDZeO OXCCeIeGt UoPXtXoGP XG IeJaIO tothe oDteI aSUhaAet. the</text:p>
      <text:p text:style-name="P21">taASeaD PetP theZ oDt XG oIOeISF CaPhXoG—theaSUhaAetP oC the PDHHePPXKe UoPXtXoGP SaXO</text:p>
      <text:p text:style-name="P21">oDt XG IoRP oGe AeSoR theotheI, eaHh aSUhaAet PhXCteO oGe USaHe to the SeCt oC the oGe aAoKe.</text:p>
      <text:p text:style-name="P21">eaHhIoR thDP oCCeIP a OXCCeIeGt Pet oC HXUheI PDAPtXtDteP to the SetteIP oC</text:p>
      <text:p text:style-name="P21">theUSaXGteYt aSUhaAet at the toU. PXGHe theIe HaG Ae oGSF aP ZaGF IoRP aPtheIe aIe SetteIP XG</text:p>
      <text:p text:style-name="P21">the aSUhaAet, the taASeaD XP PBDaIe.the PXZUSePt taASeaD XP oGe that DPeP the GoIZaS</text:p>
      <text:p text:style-name="P21">aSUhaAet XG KaIXoDPUoPXtXoGP aP the HXUheI aSUhaAetP. eaHh HXUheI aSUhaAet UIoODHeP, XGotheI</text:p>
      <text:p text:style-name="P21">RoIOP, a HaePaI PDAPtXtDtXoG.</text:p>
      <text:p text:style-name="P17">4. H→c; I→r; “eaHh”, “theIe” and “aIe” resemble the words “each”, “there” and “are”</text:p>
      <text:p text:style-name="P21">c = each GeR PettXGJ oC aSAertX'P OXPL AroDJht XGto USaF a GeR cXUheraSUhaAet, XG RhXch Aoth the</text:p>
      <text:p text:style-name="P21">USaXGteYt aGO the cXUherteYt eBDXKaSeGtP arechaGJeO XG reJarO to oGe aGother. there are aP</text:p>
      <text:p text:style-name="P21">ZaGF oC thePe aSUhaAetPaP there are UoPXtXoGP oC hXP OXPL, aGO thXP ZDStXUSXcXtF ZeaGP that</text:p>
      <text:p text:style-name="P21">aSAertXhere OeKXPeO the CXrPt UoSFaSUhaAetXc cXUher.thXP achXeKeZeGt—crXtXcaS XG the</text:p>
      <text:p text:style-name="P21">hXPtorF oC crFUtoSoJF —aSAertX theGaOorGeO AF aGother reZarLaASe XGKeGtXoG: eGcXUhereO coOe.</text:p>
      <text:p text:style-name="P21"><text:soft-page-break/>Xt RaP CorthXP that he haO UDt GDZAerP XG the oDter rXGJ. XG a taASe he UerZDteOthe GDZAerP</text:p>
      <text:p text:style-name="P21">1 to 4 XG tRo-, three-, aGO CoDr-OXJXt JroDUP, CroZ 11 to4444, aGO DPeO thePe aP 336 coOeJroDUP</text:p>
      <text:p text:style-name="P21">Cor a PZaSS coOe. "XG thXP taASe,accorOXGJ to aJreeZeGt, Re PhaSS eGter XG the KarXoDP SXGeP at</text:p>
      <text:p text:style-name="P21">theGDZAerP RhateKer coZUSete UhraPeP Re USeaPe, Cor eYaZUSe,correPUoGOXGJ to 12, 'Re haKe ZaOe</text:p>
      <text:p text:style-name="P21">reaOF the PhXUP RhXch Re UroZXPeOaGO PDUUSXeO theZ RXth trooUP aGO JraXG.' " thePe coOe KaSDeP</text:p>
      <text:p text:style-name="P21">OXO GotchaGJe, aGF Zore thaG the ZXYeO aSUhaAet oC the OXPL OXO. ADt the OXJXtPrePDStXGJ</text:p>
      <text:p text:style-name="P21">CroZ aG eGcoOXGJ Rere theG eGcXUhereO RXth the OXPL EDPt aP XCtheF Rere USaXGteYt SetterP.</text:p>
      <text:p text:style-name="P21">XG aSAertX'P RorOP, "thePe GDZAerP X theGXGPert XG ZF ZePPaJe accorOXGJ to the CorZDSa oC the</text:p>
      <text:p text:style-name="P21">cXUher, reUrePeGtXGJtheZ AF the SetterP that OeGote thePe GDZAerP." thePe GDZAerP</text:p>
      <text:p text:style-name="P21">thDPchaGJeO theXr cXUherteYt eBDXKaSeGtP aP the OXPL tDrGeO. heGce 341,UerhaUP ZeaGXGJ</text:p>
      <text:p text:style-name="P21">"UoUe," ZXJht AecoZe ZrU at oGe UoPXtXoG aGO Cco ataGother. thXP coGPtXtDteP aG eYceSSeGt</text:p>
      <text:p text:style-name="P21">CorZ oC eGcXUhereO coOe, aGO EDPthoR UrecocXoDP aSAertX RaP ZaF Ae PeeG AF the Cact that the</text:p>
      <text:p text:style-name="P21">ZaEorUoRerP oC the earth OXO Got AeJXG to eGcXUher theXr coOe ZePPaJeP DGtXS400 FearP Sater,</text:p>
      <text:p text:style-name="P21">Gear the eGO oC the 19th ceGtDrF, aGO eKeG theG theXrPFPteZP Rere ZDch PXZUSer thaG</text:p>
      <text:p text:style-name="P21">thXP.aSAertX'P three reZarLaASe CXrPtP—the earSXePt RePterG eYUoPXtXoG oCcrFUtaGaSFPXP,</text:p>
      <text:p text:style-name="P21">the XGKeGtXoG oC UoSFaSUhaAetXe PDAPtXtDtXoG, aGO theXGKeGtXoG oC eGcXUhereO coOe—ZaLe</text:p>
      <text:p text:style-name="P21">hXZ the Cather oC RePterGcrFUtoSoJF. ADt aSthoDJh hXP treatXPe RaP UDASXPheO XG XtaSXaG XG</text:p>
      <text:p text:style-name="P21"><text:soft-page-break/>acoSSectXoG oC hXP RorLP XG 1568, aGO aSthoDJh hXP XOeaP Rere aAPorAeO AFUaUaS crFUtoSoJXPtP aGO</text:p>
      <text:p text:style-name="P21">UerhaUP XGCSDeGceO the PcXeGce'P OeKeSoUZeGt,theF GeKer haO the OFGaZXc XZUact that PDch</text:p>
      <text:p text:style-name="P21">UroOXJXoDPaccoZUSXPhZeGtP oDJht to haKe UroODceO. PFZoGOP' eKaSDatXoG oC hXPRorL XG JeGeraS</text:p>
      <text:p text:style-name="P21">ZaF Aoth eYUSaXG RhF aGO PDZZarXMe the ZoOerG KXeR oC hXP crFUtoSoJXcaS coGtrXADtXoGP:"thXP</text:p>
      <text:p text:style-name="P21">ZaG oC ZaGF-PXOeO JeGXDP caZe XGto the RorSO too PooG Cor theUerCect eYercXPe oC hXP PXGJDSar</text:p>
      <text:p text:style-name="P21">CacDStXeP. Rhether Re reJarO hXZ CroZ theUoXGt oC KXeR oC art, oC PcXeGce, or oC SXteratDre, he</text:p>
      <text:p text:style-name="P21">occDUXeP XG eachOeUartZeGt the UoPXtXoG oC UrecDrPor, UXoGeer, aGO XGOXcator. aSRaFPorXJXGaS</text:p>
      <text:p text:style-name="P21">aGO aSRaFP CertXSe, he UroUhePXeO oC SaGOP he RaP Got UrXKXSeJeOto eGter, SeaKXGJ the ZeZorF oC</text:p>
      <text:p text:style-name="P21">OXZ aGO KarXeO JreatGePP rather thaG aGFPoSXO ZoGDZeGt AehXGO hXZ."UoSFaSUhaAetXcXtF tooL</text:p>
      <text:p text:style-name="P21">aGother PteU CorRarO XG 1518, RXth theaUUearaGce oC the CXrPt UrXGteO AooL oG crFUtoSoJF,</text:p>
      <text:p text:style-name="P21">RrXtteG AF oGe oC theZoPt CaZoDP XGteSSectDaSP oC hXP OaF. thXP RaP EohaGGeP trXtheZXDP,</text:p>
      <text:p text:style-name="P21">aAeGeOXctXGe ZoGL RhoPe OaAASXGJ XG aScheZF aGO other ZFPtXc UoRerPZaOe hXZ oGe oC the ZoPt</text:p>
      <text:p text:style-name="P21">reKereO CXJDreP XG occDSt PcXeGce, RhXSe hXPZore PoSXO PchoSarPhXU RoG hXZ the tXtSe oC</text:p>
      <text:p text:style-name="P21">"Cather oC AXAXSXoJraUhF." XG1518, a Fear aGO a haSC aCter hXP Oeath, hXP UoSFJraUhXae SXArX PeY,</text:p>
      <text:p text:style-name="P21">SoaGGXPtrXtheZXX aAAatXP UeaUoSXtaGX, BDoGOaZ PUaGheXZeGPXP, aO ZaYXZXSXaGDZcaePareZ ("PXY</text:p>
      <text:p text:style-name="P21">AooLP oC UoSFJraUhF, AF EohaGGeP trXtheZXDP, aAAot atRDrMADrJ, CorZerSF at PUaGheXZ, Cor the</text:p>
      <text:p text:style-name="P21">eZUeror ZaYXZXSXaG") RaPUDASXPheO. AF Car the ADSL oC the KoSDZe coGPXPtP oC the coSDZGP</text:p>
      <text:p text:style-name="P21"><text:soft-page-break/>oCRorOP UrXGteO XG SarJe JothXc tFUe that trXtheZXDP DPeO XG hXP PFPteZP oCcrFUtoJraUhF.</text:p>
      <text:p text:style-name="P21">ADt XG the RorL'P AooL K aUUearP, Cor the CXrPt tXZe, thePBDare taASe, or taASeaD. thXP XP the</text:p>
      <text:p text:style-name="P21">eSeZeGtaS CorZ oC UoSFaSUhaAetXcPDAPtXtDtXoG, Cor Xt eYhXAXtP aSS at oGce aSS the cXUher</text:p>
      <text:p text:style-name="P21">aSUhaAetP XG aUartXcDSar PFPteZ. thePe are DPDaSSF aSS the PaZe PeBDeGce oC SetterP,</text:p>
      <text:p text:style-name="P21">ADtPhXCteO to OXCCereGt UoPXtXoGP XG reSatXoG to the USaXGteYt aSUhaAet, aP XGaSAertX'P</text:p>
      <text:p text:style-name="P21">OXPL the XGGer aSUhaAet aPPDZeO OXCCereGt UoPXtXoGP XG reJarO tothe oDter aSUhaAet. the</text:p>
      <text:p text:style-name="P21">taASeaD PetP theZ oDt XG orOerSF CaPhXoG—theaSUhaAetP oC the PDccePPXKe UoPXtXoGP SaXO</text:p>
      <text:p text:style-name="P21">oDt XG roRP oGe AeSoR theother, each aSUhaAet PhXCteO oGe USace to the SeCt oC the oGe aAoKe.</text:p>
      <text:p text:style-name="P21">eachroR thDP oCCerP a OXCCereGt Pet oC cXUher PDAPtXtDteP to the SetterP oC</text:p>
      <text:p text:style-name="P21">theUSaXGteYt aSUhaAet at the toU. PXGce there caG Ae oGSF aP ZaGF roRP aPthere are SetterP XG</text:p>
      <text:p text:style-name="P21">the aSUhaAet, the taASeaD XP PBDare.the PXZUSePt taASeaD XP oGe that DPeP the GorZaS</text:p>
      <text:p text:style-name="P21">aSUhaAet XG KarXoDPUoPXtXoGP aP the cXUher aSUhaAetP. each cXUher aSUhaAet UroODceP, XGother</text:p>
      <text:p text:style-name="P21">RorOP, a caePar PDAPtXtDtXoG.</text:p>
      <text:p text:style-name="P17">5. G→n; J→g; O→d; “reJarO to oGe aGother” resembles the expresion “regard to one another”</text:p>
      <text:p text:style-name="P21">c = each neR PettXng oC aSAertX'P dXPL AroDght Xnto USaF a neR cXUheraSUhaAet, Xn RhXch Aoth the</text:p>
      <text:p text:style-name="P21">USaXnteYt and the cXUherteYt eBDXKaSentP arechanged Xn regard to one another. there are aP</text:p>
      <text:p text:style-name="P21">ZanF oC thePe aSUhaAetPaP there are UoPXtXonP oC hXP dXPL, and thXP ZDStXUSXcXtF ZeanP that</text:p>
      <text:p text:style-name="P21">aSAertXhere deKXPed the CXrPt UoSFaSUhaAetXc cXUher.thXP achXeKeZent—crXtXcaS Xn the</text:p>
      <text:p text:style-name="P21"><text:soft-page-break/>hXPtorF oC crFUtoSogF —aSAertX thenadorned AF another reZarLaASe XnKentXon: encXUhered code.</text:p>
      <text:p text:style-name="P21">Xt RaP CorthXP that he had UDt nDZAerP Xn the oDter rXng. Xn a taASe he UerZDtedthe nDZAerP</text:p>
      <text:p text:style-name="P21">1 to 4 Xn tRo-, three-, and CoDr-dXgXt groDUP, CroZ 11 to4444, and DPed thePe aP 336 codegroDUP</text:p>
      <text:p text:style-name="P21">Cor a PZaSS code. "Xn thXP taASe,accordXng to agreeZent, Re PhaSS enter Xn the KarXoDP SXneP at</text:p>
      <text:p text:style-name="P21">thenDZAerP RhateKer coZUSete UhraPeP Re USeaPe, Cor eYaZUSe,correPUondXng to 12, 'Re haKe Zade</text:p>
      <text:p text:style-name="P21">readF the PhXUP RhXch Re UroZXPedand PDUUSXed theZ RXth trooUP and graXn.' " thePe code KaSDeP</text:p>
      <text:p text:style-name="P21">dXd notchange, anF Zore than the ZXYed aSUhaAet oC the dXPL dXd. ADt the dXgXtPrePDStXng</text:p>
      <text:p text:style-name="P21">CroZ an encodXng Rere then encXUhered RXth the dXPL EDPt aP XCtheF Rere USaXnteYt SetterP.</text:p>
      <text:p text:style-name="P21">Xn aSAertX'P RordP, "thePe nDZAerP X thenXnPert Xn ZF ZePPage accordXng to the CorZDSa oC the</text:p>
      <text:p text:style-name="P21">cXUher, reUrePentXngtheZ AF the SetterP that denote thePe nDZAerP." thePe nDZAerP</text:p>
      <text:p text:style-name="P21">thDPchanged theXr cXUherteYt eBDXKaSentP aP the dXPL tDrned. hence 341,UerhaUP ZeanXng</text:p>
      <text:p text:style-name="P21">"UoUe," ZXght AecoZe ZrU at one UoPXtXon and Cco atanother. thXP conPtXtDteP an eYceSSent</text:p>
      <text:p text:style-name="P21">CorZ oC encXUhered code, and EDPthoR UrecocXoDP aSAertX RaP ZaF Ae Peen AF the Cact that the</text:p>
      <text:p text:style-name="P21">ZaEorUoRerP oC the earth dXd not AegXn to encXUher theXr code ZePPageP DntXS400 FearP Sater,</text:p>
      <text:p text:style-name="P21">near the end oC the 19th centDrF, and eKen then theXrPFPteZP Rere ZDch PXZUSer than</text:p>
      <text:p text:style-name="P21">thXP.aSAertX'P three reZarLaASe CXrPtP—the earSXePt RePtern eYUoPXtXon oCcrFUtanaSFPXP,</text:p>
      <text:p text:style-name="P21">the XnKentXon oC UoSFaSUhaAetXe PDAPtXtDtXon, and theXnKentXon oC encXUhered code—ZaLe</text:p>
      <text:p text:style-name="P21"><text:soft-page-break/>hXZ the Cather oC RePterncrFUtoSogF. ADt aSthoDgh hXP treatXPe RaP UDASXPhed Xn XtaSXan Xn</text:p>
      <text:p text:style-name="P21">acoSSectXon oC hXP RorLP Xn 1568, and aSthoDgh hXP XdeaP Rere aAPorAed AFUaUaS crFUtoSogXPtP and</text:p>
      <text:p text:style-name="P21">UerhaUP XnCSDenced the PcXence'P deKeSoUZent,theF neKer had the dFnaZXc XZUact that PDch</text:p>
      <text:p text:style-name="P21">UrodXgXoDPaccoZUSXPhZentP oDght to haKe UrodDced. PFZondP' eKaSDatXon oC hXPRorL Xn generaS</text:p>
      <text:p text:style-name="P21">ZaF Aoth eYUSaXn RhF and PDZZarXMe the Zodern KXeR oC hXP crFUtoSogXcaS contrXADtXonP:"thXP</text:p>
      <text:p text:style-name="P21">Zan oC ZanF-PXded genXDP caZe Xnto the RorSd too Poon Cor theUerCect eYercXPe oC hXP PXngDSar</text:p>
      <text:p text:style-name="P21">CacDStXeP. Rhether Re regard hXZ CroZ theUoXnt oC KXeR oC art, oC PcXence, or oC SXteratDre, he</text:p>
      <text:p text:style-name="P21">occDUXeP Xn eachdeUartZent the UoPXtXon oC UrecDrPor, UXoneer, and XndXcator. aSRaFPorXgXnaS</text:p>
      <text:p text:style-name="P21">and aSRaFP CertXSe, he UroUhePXed oC SandP he RaP not UrXKXSegedto enter, SeaKXng the ZeZorF oC</text:p>
      <text:p text:style-name="P21">dXZ and KarXed greatnePP rather than anFPoSXd ZonDZent AehXnd hXZ."UoSFaSUhaAetXcXtF tooL</text:p>
      <text:p text:style-name="P21">another PteU CorRard Xn 1518, RXth theaUUearance oC the CXrPt UrXnted AooL on crFUtoSogF,</text:p>
      <text:p text:style-name="P21">RrXtten AF one oC theZoPt CaZoDP XnteSSectDaSP oC hXP daF. thXP RaP EohanneP trXtheZXDP,</text:p>
      <text:p text:style-name="P21">aAenedXctXne ZonL RhoPe daAASXng Xn aScheZF and other ZFPtXc UoRerPZade hXZ one oC the ZoPt</text:p>
      <text:p text:style-name="P21">reKered CXgDreP Xn occDSt PcXence, RhXSe hXPZore PoSXd PchoSarPhXU Ron hXZ the tXtSe oC</text:p>
      <text:p text:style-name="P21">"Cather oC AXAXSXograUhF." Xn1518, a Fear and a haSC aCter hXP death, hXP UoSFgraUhXae SXArX PeY,</text:p>
      <text:p text:style-name="P21">SoannXPtrXtheZXX aAAatXP UeaUoSXtanX, BDondaZ PUanheXZenPXP, ad ZaYXZXSXanDZcaePareZ ("PXY</text:p>
      <text:p text:style-name="P21">AooLP oC UoSFgraUhF, AF EohanneP trXtheZXDP, aAAot atRDrMADrg, CorZerSF at PUanheXZ, Cor the</text:p>
      <text:p text:style-name="P21"><text:soft-page-break/>eZUeror ZaYXZXSXan") RaPUDASXPhed. AF Car the ADSL oC the KoSDZe conPXPtP oC the coSDZnP</text:p>
      <text:p text:style-name="P21">oCRordP UrXnted Xn Sarge gothXc tFUe that trXtheZXDP DPed Xn hXP PFPteZP oCcrFUtograUhF.</text:p>
      <text:p text:style-name="P21">ADt Xn the RorL'P AooL K aUUearP, Cor the CXrPt tXZe, thePBDare taASe, or taASeaD. thXP XP the</text:p>
      <text:p text:style-name="P21">eSeZentaS CorZ oC UoSFaSUhaAetXcPDAPtXtDtXon, Cor Xt eYhXAXtP aSS at once aSS the cXUher</text:p>
      <text:p text:style-name="P21">aSUhaAetP Xn aUartXcDSar PFPteZ. thePe are DPDaSSF aSS the PaZe PeBDence oC SetterP,</text:p>
      <text:p text:style-name="P21">ADtPhXCted to dXCCerent UoPXtXonP Xn reSatXon to the USaXnteYt aSUhaAet, aP XnaSAertX'P</text:p>
      <text:p text:style-name="P21">dXPL the Xnner aSUhaAet aPPDZed dXCCerent UoPXtXonP Xn regard tothe oDter aSUhaAet. the</text:p>
      <text:p text:style-name="P21">taASeaD PetP theZ oDt Xn orderSF CaPhXon—theaSUhaAetP oC the PDccePPXKe UoPXtXonP SaXd</text:p>
      <text:p text:style-name="P21">oDt Xn roRP one AeSoR theother, each aSUhaAet PhXCted one USace to the SeCt oC the one aAoKe.</text:p>
      <text:p text:style-name="P21">eachroR thDP oCCerP a dXCCerent Pet oC cXUher PDAPtXtDteP to the SetterP oC</text:p>
      <text:p text:style-name="P21">theUSaXnteYt aSUhaAet at the toU. PXnce there can Ae onSF aP ZanF roRP aPthere are SetterP Xn</text:p>
      <text:p text:style-name="P21">the aSUhaAet, the taASeaD XP PBDare.the PXZUSePt taASeaD XP one that DPeP the norZaS</text:p>
      <text:p text:style-name="P21">aSUhaAet Xn KarXoDPUoPXtXonP aP the cXUher aSUhaAetP. each cXUher aSUhaAet UrodDceP, Xnother</text:p>
      <text:p text:style-name="P21">RordP, a caePar PDAPtXtDtXon.</text:p>
      <text:p text:style-name="P17">6. X→i; P→s; F→y; C-&gt;f; “Xn the hXPtorF oC” resembles the expression “in the history of”</text:p>
      <text:p text:style-name="P21">c = each neR setting of aSAerti's disL AroDght into USay a neR ciUheraSUhaAet, in Rhich Aoth the</text:p>
      <text:p text:style-name="P21">USainteYt and the ciUherteYt eBDiKaSents arechanged in regard to one another. there are as</text:p>
      <text:p text:style-name="P21">Zany of these aSUhaAetsas there are Uositions of his disL, and this ZDStiUSicity Zeans that</text:p>
      <text:p text:style-name="P21"><text:soft-page-break/>aSAertihere deKised the first UoSyaSUhaAetic ciUher.this achieKeZent—criticaS in the</text:p>
      <text:p text:style-name="P21">history of cryUtoSogy —aSAerti thenadorned Ay another reZarLaASe inKention: enciUhered code.</text:p>
      <text:p text:style-name="P21">it Ras forthis that he had UDt nDZAers in the oDter ring. in a taASe he UerZDtedthe nDZAers</text:p>
      <text:p text:style-name="P21">1 to 4 in tRo-, three-, and foDr-digit groDUs, froZ 11 to4444, and Dsed these as 336 codegroDUs</text:p>
      <text:p text:style-name="P21">for a sZaSS code. "in this taASe,according to agreeZent, Re shaSS enter in the KarioDs Sines at</text:p>
      <text:p text:style-name="P21">thenDZAers RhateKer coZUSete Uhrases Re USease, for eYaZUSe,corresUonding to 12, 'Re haKe Zade</text:p>
      <text:p text:style-name="P21">ready the shiUs Rhich Re UroZisedand sDUUSied theZ Rith trooUs and grain.' " these code KaSDes</text:p>
      <text:p text:style-name="P21">did notchange, any Zore than the ZiYed aSUhaAet of the disL did. ADt the digitsresDSting</text:p>
      <text:p text:style-name="P21">froZ an encoding Rere then enciUhered Rith the disL EDst as ifthey Rere USainteYt Setters.</text:p>
      <text:p text:style-name="P21">in aSAerti's Rords, "these nDZAers i theninsert in Zy Zessage according to the forZDSa of the</text:p>
      <text:p text:style-name="P21">ciUher, reUresentingtheZ Ay the Setters that denote these nDZAers." these nDZAers</text:p>
      <text:p text:style-name="P21">thDschanged their ciUherteYt eBDiKaSents as the disL tDrned. hence 341,UerhaUs Zeaning</text:p>
      <text:p text:style-name="P21">"UoUe," Zight AecoZe ZrU at one Uosition and fco atanother. this constitDtes an eYceSSent</text:p>
      <text:p text:style-name="P21">forZ of enciUhered code, and EDsthoR UrecocioDs aSAerti Ras Zay Ae seen Ay the fact that the</text:p>
      <text:p text:style-name="P21">ZaEorUoRers of the earth did not Aegin to enciUher their code Zessages DntiS400 years Sater,</text:p>
      <text:p text:style-name="P21">near the end of the 19th centDry, and eKen then theirsysteZs Rere ZDch siZUSer than</text:p>
      <text:p text:style-name="P21">this.aSAerti's three reZarLaASe firsts—the earSiest Restern eYUosition ofcryUtanaSysis,</text:p>
      <text:p text:style-name="P21">the inKention of UoSyaSUhaAetie sDAstitDtion, and theinKention of enciUhered code—ZaLe</text:p>
      <text:p text:style-name="P21">hiZ the father of ResterncryUtoSogy. ADt aSthoDgh his treatise Ras UDASished in itaSian in</text:p>
      <text:p text:style-name="P21"><text:soft-page-break/>acoSSection of his RorLs in 1568, and aSthoDgh his ideas Rere aAsorAed AyUaUaS cryUtoSogists and</text:p>
      <text:p text:style-name="P21">UerhaUs infSDenced the science's deKeSoUZent,they neKer had the dynaZic iZUact that sDch</text:p>
      <text:p text:style-name="P21">UrodigioDsaccoZUSishZents oDght to haKe UrodDced. syZonds' eKaSDation of hisRorL in generaS</text:p>
      <text:p text:style-name="P21">Zay Aoth eYUSain Rhy and sDZZariMe the Zodern KieR of his cryUtoSogicaS contriADtions:"this</text:p>
      <text:p text:style-name="P21">Zan of Zany-sided geniDs caZe into the RorSd too soon for theUerfect eYercise of his singDSar</text:p>
      <text:p text:style-name="P21">facDSties. Rhether Re regard hiZ froZ theUoint of KieR of art, of science, or of SiteratDre, he</text:p>
      <text:p text:style-name="P21">occDUies in eachdeUartZent the Uosition of UrecDrsor, Uioneer, and indicator. aSRaysoriginaS</text:p>
      <text:p text:style-name="P21">and aSRays fertiSe, he UroUhesied of Sands he Ras not UriKiSegedto enter, SeaKing the ZeZory of</text:p>
      <text:p text:style-name="P21">diZ and Karied greatness rather than anysoSid ZonDZent Aehind hiZ."UoSyaSUhaAeticity tooL</text:p>
      <text:p text:style-name="P21">another steU forRard in 1518, Rith theaUUearance of the first Urinted AooL on cryUtoSogy,</text:p>
      <text:p text:style-name="P21">Rritten Ay one of theZost faZoDs inteSSectDaSs of his day. this Ras Eohannes tritheZiDs,</text:p>
      <text:p text:style-name="P21">aAenedictine ZonL Rhose daAASing in aScheZy and other Zystic UoRersZade hiZ one of the Zost</text:p>
      <text:p text:style-name="P21">reKered figDres in occDSt science, RhiSe hisZore soSid schoSarshiU Ron hiZ the titSe of</text:p>
      <text:p text:style-name="P21">"father of AiAiSiograUhy." in1518, a year and a haSf after his death, his UoSygraUhiae SiAri seY,</text:p>
      <text:p text:style-name="P21">SoannistritheZii aAAatis UeaUoSitani, BDondaZ sUanheiZensis, ad ZaYiZiSianDZcaesareZ ("siY</text:p>
      <text:p text:style-name="P21">AooLs of UoSygraUhy, Ay Eohannes tritheZiDs, aAAot atRDrMADrg, forZerSy at sUanheiZ, for the</text:p>
      <text:p text:style-name="P21">eZUeror ZaYiZiSian") RasUDASished. Ay far the ADSL of the KoSDZe consists of the coSDZns</text:p>
      <text:p text:style-name="P21"><text:soft-page-break/>ofRords Urinted in Sarge gothic tyUe that tritheZiDs Dsed in his systeZs ofcryUtograUhy.</text:p>
      <text:p text:style-name="P21">ADt in the RorL's AooL K aUUears, for the first tiZe, thesBDare taASe, or taASeaD. this is the</text:p>
      <text:p text:style-name="P21">eSeZentaS forZ of UoSyaSUhaAeticsDAstitDtion, for it eYhiAits aSS at once aSS the ciUher</text:p>
      <text:p text:style-name="P21">aSUhaAets in aUarticDSar systeZ. these are DsDaSSy aSS the saZe seBDence of Setters,</text:p>
      <text:p text:style-name="P21">ADtshifted to different Uositions in reSation to the USainteYt aSUhaAet, as inaSAerti's</text:p>
      <text:p text:style-name="P21">disL the inner aSUhaAet assDZed different Uositions in regard tothe oDter aSUhaAet. the</text:p>
      <text:p text:style-name="P21">taASeaD sets theZ oDt in orderSy fashion—theaSUhaAets of the sDccessiKe Uositions Said</text:p>
      <text:p text:style-name="P21">oDt in roRs one AeSoR theother, each aSUhaAet shifted one USace to the Seft of the one aAoKe.</text:p>
      <text:p text:style-name="P21">eachroR thDs offers a different set of ciUher sDAstitDtes to the Setters of</text:p>
      <text:p text:style-name="P21">theUSainteYt aSUhaAet at the toU. since there can Ae onSy as Zany roRs asthere are Setters in</text:p>
      <text:p text:style-name="P21">the aSUhaAet, the taASeaD is sBDare.the siZUSest taASeaD is one that Dses the norZaS</text:p>
      <text:p text:style-name="P21">aSUhaAet in KarioDsUositions as the ciUher aSUhaAets. each ciUher aSUhaAet UrodDces, inother</text:p>
      <text:p text:style-name="P21">Rords, a caesar sDAstitDtion.</text:p>
      <text:p text:style-name="P17">7. R→w; L→k; A→b; U→p; S→l; Y→x; “neR”, “Rhich”, “disL”, “Aoth” <text:span text:style-name="T15">and</text:span> “UsainteYt” resemble the words “new”, “which”, “<text:span text:style-name="T15">disk”, “both” and “plaintext”</text:span></text:p>
      <text:p text:style-name="P22">c = each new setting of alberti's disk broDght into play a new cipheralphabet, in which both the</text:p>
      <text:p text:style-name="P22">plaintext and the ciphertext eBDiKalents arechanged in regard to one another. there are as</text:p>
      <text:p text:style-name="P22">Zany of these alphabetsas there are positions of his disk, and this ZDltiplicity Zeans that</text:p>
      <text:p text:style-name="P22">albertihere deKised the first polyalphabetic cipher.this achieKeZent—critical in the</text:p>
      <text:p text:style-name="P22">history of cryptology —alberti thenadorned by another reZarkable inKention: enciphered code.</text:p>
      <text:p text:style-name="P22"><text:soft-page-break/>it was forthis that he had pDt nDZbers in the oDter ring. in a table he perZDtedthe nDZbers</text:p>
      <text:p text:style-name="P22">1 to 4 in two-, three-, and foDr-digit groDps, froZ 11 to4444, and Dsed these as 336 codegroDps</text:p>
      <text:p text:style-name="P22">for a sZall code. "in this table,according to agreeZent, we shall enter in the KarioDs lines at</text:p>
      <text:p text:style-name="P22">thenDZbers whateKer coZplete phrases we please, for exaZple,corresponding to 12, 'we haKe Zade</text:p>
      <text:p text:style-name="P22">ready the ships which we proZisedand sDpplied theZ with troops and grain.' " these code KalDes</text:p>
      <text:p text:style-name="P22">did notchange, any Zore than the Zixed alphabet of the disk did. bDt the digitsresDlting</text:p>
      <text:p text:style-name="P22">froZ an encoding were then enciphered with the disk EDst as ifthey were plaintext letters.</text:p>
      <text:p text:style-name="P22">in alberti's words, "these nDZbers i theninsert in Zy Zessage according to the forZDla of the</text:p>
      <text:p text:style-name="P22">cipher, representingtheZ by the letters that denote these nDZbers." these nDZbers</text:p>
      <text:p text:style-name="P22">thDschanged their ciphertext eBDiKalents as the disk tDrned. hence 341,perhaps Zeaning</text:p>
      <text:p text:style-name="P22">"pope," Zight becoZe Zrp at one position and fco atanother. this constitDtes an excellent</text:p>
      <text:p text:style-name="P22">forZ of enciphered code, and EDsthow precocioDs alberti was Zay be seen by the fact that the</text:p>
      <text:p text:style-name="P22">ZaEorpowers of the earth did not begin to encipher their code Zessages Dntil400 years later,</text:p>
      <text:p text:style-name="P22">near the end of the 19th centDry, and eKen then theirsysteZs were ZDch siZpler than</text:p>
      <text:p text:style-name="P22">this.alberti's three reZarkable firsts—the earliest western exposition ofcryptanalysis,</text:p>
      <text:p text:style-name="P22">the inKention of polyalphabetie sDbstitDtion, and theinKention of enciphered code—Zake</text:p>
      <text:p text:style-name="P22">hiZ the father of westerncryptology. bDt althoDgh his treatise was pDblished in italian in</text:p>
      <text:p text:style-name="P22">acollection of his works in 1568, and althoDgh his ideas were absorbed bypapal cryptologists and</text:p>
      <text:p text:style-name="P22">perhaps inflDenced the science's deKelopZent,they neKer had the dynaZic iZpact that sDch</text:p>
      <text:p text:style-name="P22"><text:soft-page-break/>prodigioDsaccoZplishZents oDght to haKe prodDced. syZonds' eKalDation of hiswork in general</text:p>
      <text:p text:style-name="P22">Zay both explain why and sDZZariMe the Zodern Kiew of his cryptological contribDtions:"this</text:p>
      <text:p text:style-name="P22">Zan of Zany-sided geniDs caZe into the world too soon for theperfect exercise of his singDlar</text:p>
      <text:p text:style-name="P22">facDlties. whether we regard hiZ froZ thepoint of Kiew of art, of science, or of literatDre, he</text:p>
      <text:p text:style-name="P22">occDpies in eachdepartZent the position of precDrsor, pioneer, and indicator. alwaysoriginal</text:p>
      <text:p text:style-name="P22">and always fertile, he prophesied of lands he was not priKilegedto enter, leaKing the ZeZory of</text:p>
      <text:p text:style-name="P22">diZ and Karied greatness rather than anysolid ZonDZent behind hiZ."polyalphabeticity took</text:p>
      <text:p text:style-name="P22">another step forward in 1518, with theappearance of the first printed book on cryptology,</text:p>
      <text:p text:style-name="P22">written by one of theZost faZoDs intellectDals of his day. this was Eohannes tritheZiDs,</text:p>
      <text:p text:style-name="P22">abenedictine Zonk whose dabbling in alcheZy and other Zystic powersZade hiZ one of the Zost</text:p>
      <text:p text:style-name="P22">reKered figDres in occDlt science, while hisZore solid scholarship won hiZ the title of</text:p>
      <text:p text:style-name="P22">"father of bibiliography." in1518, a year and a half after his death, his polygraphiae libri sex,</text:p>
      <text:p text:style-name="P22">loannistritheZii abbatis peapolitani, BDondaZ spanheiZensis, ad ZaxiZilianDZcaesareZ ("six</text:p>
      <text:p text:style-name="P22">books of polygraphy, by Eohannes tritheZiDs, abbot atwDrMbDrg, forZerly at spanheiZ, for the</text:p>
      <text:p text:style-name="P22">eZperor ZaxiZilian") waspDblished. by far the bDlk of the KolDZe consists of the colDZns</text:p>
      <text:p text:style-name="P22">ofwords printed in large gothic type that tritheZiDs Dsed in his systeZs ofcryptography.</text:p>
      <text:p text:style-name="P22">bDt in the work's book K appears, for the first tiZe, thesBDare table, or tableaD. this is the</text:p>
      <text:p text:style-name="P22">eleZental forZ of polyalphabeticsDbstitDtion, for it exhibits all at once all the cipher</text:p>
      <text:p text:style-name="P22">alphabets in aparticDlar systeZ. these are DsDally all the saZe seBDence of letters,</text:p>
      <text:p text:style-name="P22"><text:soft-page-break/>bDtshifted to different positions in relation to the plaintext alphabet, as inalberti's</text:p>
      <text:p text:style-name="P22">disk the inner alphabet assDZed different positions in regard tothe oDter alphabet. the</text:p>
      <text:p text:style-name="P22">tableaD sets theZ oDt in orderly fashion—thealphabets of the sDccessiKe positions laid</text:p>
      <text:p text:style-name="P22">oDt in rows one below theother, each alphabet shifted one place to the left of the one aboKe.</text:p>
      <text:p text:style-name="P22">eachrow thDs offers a different set of cipher sDbstitDtes to the letters of</text:p>
      <text:p text:style-name="P22">theplaintext alphabet at the top. since there can be only as Zany rows asthere are letters in</text:p>
      <text:p text:style-name="P22">the alphabet, the tableaD is sBDare.the siZplest tableaD is one that Dses the norZal</text:p>
      <text:p text:style-name="P22">alphabet in KarioDspositions as the cipher alphabets. each cipher alphabet prodDces, inother</text:p>
      <text:p text:style-name="P22">words, a caesar sDbstitDtion.</text:p>
      <text:p text:style-name="P18">8. Z→m; D→u; K→v “Zany”, “ZDltiplicity”, “nDZbers” and “KarioDs” resemble the words “many”, “multiplicity”, “numbers” and “various”</text:p>
      <text:p text:style-name="P18"><text:span text:style-name="T12">c = each new setting of alberti's disk brought into play a new cipheralphabet, in which both the</text:span></text:p>
      <text:p text:style-name="P18"><text:span text:style-name="T12">plaintext and the ciphertext eBuivalents arechanged in regard to one another. there are as</text:span></text:p>
      <text:p text:style-name="P18"><text:span text:style-name="T12">many of these alphabetsas there are positions of his disk, and this multiplicity means that</text:span></text:p>
      <text:p text:style-name="P18"><text:span text:style-name="T12">albertihere devised the first polyalphabetic cipher.this achievement—critical in the</text:span></text:p>
      <text:p text:style-name="P18"><text:span text:style-name="T12">history of cryptology —alberti thenadorned by another remarkable invention: enciphered code.</text:span></text:p>
      <text:p text:style-name="P18"><text:span text:style-name="T12">it was forthis that he had put numbers in the outer ring. in a table he permutedthe numbers</text:span></text:p>
      <text:p text:style-name="P18"><text:span text:style-name="T12">1 to 4 in two-, three-, and four-digit groups, from 11 to4444, and used these as 336 codegroups</text:span></text:p>
      <text:p text:style-name="P18"><text:span text:style-name="T12">for a small code. "in this table,according to agreement, we shall enter in the various lines at</text:span></text:p>
      <text:p text:style-name="P18"><text:span text:style-name="T12">thenumbers whatever complete phrases we please, for example,corresponding to 12, 'we have made</text:span></text:p>
      <text:p text:style-name="P18"><text:span text:style-name="T12">ready the ships which we promisedand supplied them with troops and grain.' " these code values</text:span></text:p>
      <text:p text:style-name="P18"><text:soft-page-break/><text:span text:style-name="T12">did notchange, any more than the mixed alphabet of the disk did. but the digitsresulting</text:span></text:p>
      <text:p text:style-name="P18"><text:span text:style-name="T12">from an encoding were then enciphered with the disk Eust as ifthey were plaintext letters.</text:span></text:p>
      <text:p text:style-name="P18"><text:span text:style-name="T12">in alberti's words, "these numbers i theninsert in my message according to the formula of the</text:span></text:p>
      <text:p text:style-name="P18"><text:span text:style-name="T12">cipher, representingthem by the letters that denote these numbers." these numbers</text:span></text:p>
      <text:p text:style-name="P18"><text:span text:style-name="T12">thuschanged their ciphertext eBuivalents as the disk turned. hence 341,perhaps meaning</text:span></text:p>
      <text:p text:style-name="P18"><text:span text:style-name="T12">"pope," might become mrp at one position and fco atanother. this constitutes an excellent</text:span></text:p>
      <text:p text:style-name="P18"><text:span text:style-name="T12">form of enciphered code, and Eusthow precocious alberti was may be seen by the fact that the</text:span></text:p>
      <text:p text:style-name="P18"><text:span text:style-name="T12">maEorpowers of the earth did not begin to encipher their code messages until400 years later,</text:span></text:p>
      <text:p text:style-name="P18"><text:span text:style-name="T12">near the end of the 19th century, and even then theirsystems were much simpler than</text:span></text:p>
      <text:p text:style-name="P18"><text:span text:style-name="T12">this.alberti's three remarkable firsts—the earliest western exposition ofcryptanalysis,</text:span></text:p>
      <text:p text:style-name="P18"><text:span text:style-name="T12">the invention of polyalphabetie substitution, and theinvention of enciphered code—make</text:span></text:p>
      <text:p text:style-name="P18"><text:span text:style-name="T12">him the father of westerncryptology. but although his treatise was published in italian in</text:span></text:p>
      <text:p text:style-name="P18"><text:span text:style-name="T12">acollection of his works in 1568, and although his ideas were absorbed bypapal cryptologists and</text:span></text:p>
      <text:p text:style-name="P18"><text:span text:style-name="T12">perhaps influenced the science's development,they never had the dynamic impact that such</text:span></text:p>
      <text:p text:style-name="P18"><text:span text:style-name="T12">prodigiousaccomplishments ought to have produced. symonds' evaluation of hiswork in general</text:span></text:p>
      <text:p text:style-name="P18"><text:span text:style-name="T12">may both explain why and summariMe the modern view of his cryptological contributions:"this</text:span></text:p>
      <text:p text:style-name="P18"><text:span text:style-name="T12">man of many-sided genius came into the world too soon for theperfect exercise of his singular</text:span></text:p>
      <text:p text:style-name="P18"><text:span text:style-name="T12">faculties. whether we regard him from thepoint of view of art, of science, or of literature, he</text:span></text:p>
      <text:p text:style-name="P18"><text:soft-page-break/><text:span text:style-name="T12">occupies in eachdepartment the position of precursor, pioneer, and indicator. alwaysoriginal</text:span></text:p>
      <text:p text:style-name="P18"><text:span text:style-name="T12">and always fertile, he prophesied of lands he was not privilegedto enter, leaving the memory of</text:span></text:p>
      <text:p text:style-name="P18"><text:span text:style-name="T12">dim and varied greatness rather than anysolid monument behind him."polyalphabeticity took</text:span></text:p>
      <text:p text:style-name="P18"><text:span text:style-name="T12">another step forward in 1518, with theappearance of the first printed book on cryptology,</text:span></text:p>
      <text:p text:style-name="P18"><text:span text:style-name="T12">written by one of themost famous intellectuals of his day. this was Eohannes trithemius,</text:span></text:p>
      <text:p text:style-name="P18"><text:span text:style-name="T12">abenedictine monk whose dabbling in alchemy and other mystic powersmade him one of the most</text:span></text:p>
      <text:p text:style-name="P18"><text:span text:style-name="T12">revered figures in occult science, while hismore solid scholarship won him the title of</text:span></text:p>
      <text:p text:style-name="P18"><text:span text:style-name="T12">"father of bibiliography." in1518, a year and a half after his death, his polygraphiae libri sex,</text:span></text:p>
      <text:p text:style-name="P18"><text:span text:style-name="T12">loannistrithemii abbatis peapolitani, Buondam spanheimensis, ad maximilianumcaesarem ("six</text:span></text:p>
      <text:p text:style-name="P18"><text:span text:style-name="T12">books of polygraphy, by Eohannes trithemius, abbot atwurMburg, formerly at spanheim, for the</text:span></text:p>
      <text:p text:style-name="P18"><text:span text:style-name="T12">emperor maximilian") waspublished. by far the bulk of the volume consists of the columns</text:span></text:p>
      <text:p text:style-name="P18"><text:span text:style-name="T12">ofwords printed in large gothic type that trithemius used in his systems ofcryptography.</text:span></text:p>
      <text:p text:style-name="P18"><text:span text:style-name="T12">but in the work's book v appears, for the first time, thesBuare table, or tableau. this is the</text:span></text:p>
      <text:p text:style-name="P18"><text:span text:style-name="T12">elemental form of polyalphabeticsubstitution, for it exhibits all at once all the cipher</text:span></text:p>
      <text:p text:style-name="P18"><text:span text:style-name="T12">alphabets in aparticular system. these are usually all the same seBuence of letters,</text:span></text:p>
      <text:p text:style-name="P18"><text:span text:style-name="T12">butshifted to different positions in relation to the plaintext alphabet, as inalberti's</text:span></text:p>
      <text:p text:style-name="P18"><text:span text:style-name="T12">disk the inner alphabet assumed different positions in regard tothe outer alphabet. the</text:span></text:p>
      <text:p text:style-name="P18"><text:span text:style-name="T12">tableau sets them out in orderly fashion—thealphabets of the successive positions laid</text:span></text:p>
      <text:p text:style-name="P18"><text:span text:style-name="T12">out in rows one below theother, each alphabet shifted one place to the left of the one above.</text:span></text:p>
      <text:p text:style-name="P18"><text:span text:style-name="T12">eachrow thus offers a different set of cipher substitutes to the letters of</text:span></text:p>
      <text:p text:style-name="P18"><text:soft-page-break/><text:span text:style-name="T12">theplaintext alphabet at the top. since there can be only as many rows asthere are letters in</text:span></text:p>
      <text:p text:style-name="P18"><text:span text:style-name="T12">the alphabet, the tableau is sBuare.the simplest tableau is one that uses the normal</text:span></text:p>
      <text:p text:style-name="P18"><text:span text:style-name="T12">alphabet in variouspositions as the cipher alphabets. each cipher alphabet produces, inother</text:span></text:p>
      <text:p text:style-name="P18"><text:span text:style-name="T12">words, a caesar substitution.</text:span></text:p>
      <text:p text:style-name="P18">9. B→q; E→j; M→z “eBuivalents”, “Eust” and “summariMe” resemble the words “equivalents”, “just” and “summarize”</text:p>
      <text:p text:style-name="P22">c = each new setting of alberti's disk brought into play a new cipheralphabet, in which both the</text:p>
      <text:p text:style-name="P22">plaintext and the ciphertext equivalents arechanged in regard to one another. there are as</text:p>
      <text:p text:style-name="P22">many of these alphabetsas there are positions of his disk, and this multiplicity means that</text:p>
      <text:p text:style-name="P22">albertihere devised the first polyalphabetic cipher.this achievement—critical in the</text:p>
      <text:p text:style-name="P22">history of cryptology —alberti thenadorned by another remarkable invention: enciphered code.</text:p>
      <text:p text:style-name="P22">it was forthis that he had put numbers in the outer ring. in a table he permutedthe numbers</text:p>
      <text:p text:style-name="P22">1 to 4 in two-, three-, and four-digit groups, from 11 to4444, and used these as 336 codegroups</text:p>
      <text:p text:style-name="P22">for a small code. "in this table,according to agreement, we shall enter in the various lines at</text:p>
      <text:p text:style-name="P22">thenumbers whatever complete phrases we please, for example,corresponding to 12, 'we have made</text:p>
      <text:p text:style-name="P22">ready the ships which we promisedand supplied them with troops and grain.' " these code values</text:p>
      <text:p text:style-name="P22">did notchange, any more than the mixed alphabet of the disk did. but the digitsresulting</text:p>
      <text:p text:style-name="P22">from an encoding were then enciphered with the disk just as ifthey were plaintext letters.</text:p>
      <text:p text:style-name="P22">in alberti's words, "these numbers i theninsert in my message according to the formula of the</text:p>
      <text:p text:style-name="P22">cipher, representingthem by the letters that denote these numbers." these numbers</text:p>
      <text:p text:style-name="P22"><text:soft-page-break/>thuschanged their ciphertext equivalents as the disk turned. hence 341,perhaps meaning</text:p>
      <text:p text:style-name="P22">"pope," might become mrp at one position and fco atanother. this constitutes an excellent</text:p>
      <text:p text:style-name="P22">form of enciphered code, and justhow precocious alberti was may be seen by the fact that the</text:p>
      <text:p text:style-name="P22">majorpowers of the earth did not begin to encipher their code messages until400 years later,</text:p>
      <text:p text:style-name="P22">near the end of the 19th century, and even then theirsystems were much simpler than</text:p>
      <text:p text:style-name="P22">this.alberti's three remarkable firsts—the earliest western exposition ofcryptanalysis,</text:p>
      <text:p text:style-name="P22">the invention of polyalphabetie substitution, and theinvention of enciphered code—make</text:p>
      <text:p text:style-name="P22">him the father of westerncryptology. but although his treatise was published in italian in</text:p>
      <text:p text:style-name="P22">acollection of his works in 1568, and although his ideas were absorbed bypapal cryptologists and</text:p>
      <text:p text:style-name="P22">perhaps influenced the science's development,they never had the dynamic impact that such</text:p>
      <text:p text:style-name="P22">prodigiousaccomplishments ought to have produced. symonds' evaluation of hiswork in general</text:p>
      <text:p text:style-name="P22">may both explain why and summarize the modern view of his cryptological contributions:"this</text:p>
      <text:p text:style-name="P22">man of many-sided genius came into the world too soon for theperfect exercise of his singular</text:p>
      <text:p text:style-name="P22">faculties. whether we regard him from thepoint of view of art, of science, or of literature, he</text:p>
      <text:p text:style-name="P22">occupies in eachdepartment the position of precursor, pioneer, and indicator. alwaysoriginal</text:p>
      <text:p text:style-name="P22">and always fertile, he prophesied of lands he was not privilegedto enter, leaving the memory of</text:p>
      <text:p text:style-name="P22">dim and varied greatness rather than anysolid monument behind him."polyalphabeticity took</text:p>
      <text:p text:style-name="P22">another step forward in 1518, with theappearance of the first printed book on cryptology,</text:p>
      <text:p text:style-name="P22"><text:soft-page-break/>written by one of themost famous intellectuals of his day. this was johannes trithemius,</text:p>
      <text:p text:style-name="P22">abenedictine monk whose dabbling in alchemy and other mystic powersmade him one of the most</text:p>
      <text:p text:style-name="P22">revered figures in occult science, while hismore solid scholarship won him the title of</text:p>
      <text:p text:style-name="P22">"father of bibiliography." in1518, a year and a half after his death, his polygraphiae libri sex,</text:p>
      <text:p text:style-name="P22">loannistrithemii abbatis peapolitani, quondam spanheimensis, ad maximilianumcaesarem ("six</text:p>
      <text:p text:style-name="P22">books of polygraphy, by johannes trithemius, abbot atwurzburg, formerly at spanheim, for the</text:p>
      <text:p text:style-name="P22">emperor maximilian") waspublished. by far the bulk of the volume consists of the columns</text:p>
      <text:p text:style-name="P22">ofwords printed in large gothic type that trithemius used in his systems ofcryptography.</text:p>
      <text:p text:style-name="P22">but in the work's book v appears, for the first time, thesquare table, or tableau. this is the</text:p>
      <text:p text:style-name="P22">elemental form of polyalphabeticsubstitution, for it exhibits all at once all the cipher</text:p>
      <text:p text:style-name="P22">alphabets in aparticular system. these are usually all the same sequence of letters,</text:p>
      <text:p text:style-name="P22">butshifted to different positions in relation to the plaintext alphabet, as inalberti's</text:p>
      <text:p text:style-name="P22">disk the inner alphabet assumed different positions in regard tothe outer alphabet. the</text:p>
      <text:p text:style-name="P22">tableau sets them out in orderly fashion—thealphabets of the successive positions laid</text:p>
      <text:p text:style-name="P22">out in rows one below theother, each alphabet shifted one place to the left of the one above.</text:p>
      <text:p text:style-name="P22">eachrow thus offers a different set of cipher substitutes to the letters of</text:p>
      <text:p text:style-name="P22">theplaintext alphabet at the top. since there can be only as many rows asthere are letters in</text:p>
      <text:p text:style-name="P22">the alphabet, the tableau is square.the simplest tableau is one that uses the normal</text:p>
      <text:p text:style-name="P22">alphabet in variouspositions as the cipher alphabets. each cipher alphabet produces, inother</text:p>
      <text:p text:style-name="P22">words, a caesar substitution.</text:p>
      <text:p text:style-name="P23" loext:marker-style-name="T9"><text:span text:style-name="T9"/></text:p>
      <text:p text:style-name="P24" loext:marker-style-name="T9"><text:span text:style-name="T9">Conclusions:</text:span></text:p>
      <text:p text:style-name="P25" loext:marker-style-name="T10"><text:span text:style-name="T10">Due to each letter having </text:span><text:span text:style-name="T11">a set frequency in every lanugate, and ecryption algorithm that uses direct substition can be decrypted by analyzing and substituting the letters that macth the frequencies and mach commonly met words.</text:span></text:p>
      <table:table table:name="Table3" table:style-name="Table3">
        <table:table-column table:style-name="Table3.A" table:number-columns-repeated="13"/>
        <table:table-row>
          <table:table-cell table:style-name="Table3.A1" office:value-type="string">
            <text:p text:style-name="P27">V</text:p>
          </table:table-cell>
          <table:table-cell table:style-name="Table3.A1" office:value-type="string">
            <text:p text:style-name="P27">W</text:p>
          </table:table-cell>
          <table:table-cell table:style-name="Table3.A1" office:value-type="string">
            <text:p text:style-name="P27">T</text:p>
          </table:table-cell>
          <table:table-cell table:style-name="Table3.A1" office:value-type="string">
            <text:p text:style-name="P27">X</text:p>
          </table:table-cell>
          <table:table-cell table:style-name="Table3.A1" office:value-type="string">
            <text:p text:style-name="P27">N</text:p>
          </table:table-cell>
          <table:table-cell table:style-name="Table3.A1" office:value-type="string">
            <text:p text:style-name="P27">P</text:p>
          </table:table-cell>
          <table:table-cell table:style-name="Table3.A1" office:value-type="string">
            <text:p text:style-name="P27">Q</text:p>
          </table:table-cell>
          <table:table-cell table:style-name="Table3.A1" office:value-type="string">
            <text:p text:style-name="P27">G</text:p>
          </table:table-cell>
          <table:table-cell table:style-name="Table3.A1" office:value-type="string">
            <text:p text:style-name="P27">I</text:p>
          </table:table-cell>
          <table:table-cell table:style-name="Table3.A1" office:value-type="string">
            <text:p text:style-name="P27">S</text:p>
          </table:table-cell>
          <table:table-cell table:style-name="Table3.A1" office:value-type="string">
            <text:p text:style-name="P27">U</text:p>
          </table:table-cell>
          <table:table-cell table:style-name="Table3.A1" office:value-type="string">
            <text:p text:style-name="P27">O</text:p>
          </table:table-cell>
          <table:table-cell table:style-name="Table3.A1" office:value-type="string">
            <text:p text:style-name="P27">H</text:p>
          </table:table-cell>
        </table:table-row>
        <table:table-row>
          <table:table-cell table:style-name="Table3.A1" office:value-type="string">
            <text:p text:style-name="P27">e</text:p>
          </table:table-cell>
          <table:table-cell table:style-name="Table3.A1" office:value-type="string">
            <text:p text:style-name="P27">t</text:p>
          </table:table-cell>
          <table:table-cell table:style-name="Table3.A1" office:value-type="string">
            <text:p text:style-name="P27">a</text:p>
          </table:table-cell>
          <table:table-cell table:style-name="Table3.A1" office:value-type="string">
            <text:p text:style-name="P27">i</text:p>
          </table:table-cell>
          <table:table-cell table:style-name="Table3.A1" office:value-type="string">
            <text:p text:style-name="P27">o</text:p>
          </table:table-cell>
          <table:table-cell table:style-name="Table3.A1" office:value-type="string">
            <text:p text:style-name="P27">s</text:p>
          </table:table-cell>
          <table:table-cell table:style-name="Table3.A1" office:value-type="string">
            <text:p text:style-name="P27">h</text:p>
          </table:table-cell>
          <table:table-cell table:style-name="Table3.A1" office:value-type="string">
            <text:p text:style-name="P27">n</text:p>
          </table:table-cell>
          <table:table-cell table:style-name="Table3.A1" office:value-type="string">
            <text:p text:style-name="P27">r</text:p>
          </table:table-cell>
          <table:table-cell table:style-name="Table3.A1" office:value-type="string">
            <text:p text:style-name="P27">l</text:p>
          </table:table-cell>
          <table:table-cell table:style-name="Table3.A1" office:value-type="string">
            <text:p text:style-name="P27">p</text:p>
          </table:table-cell>
          <table:table-cell table:style-name="Table3.A1" office:value-type="string">
            <text:p text:style-name="P27">d</text:p>
          </table:table-cell>
          <table:table-cell table:style-name="Table3.A1" office:value-type="string">
            <text:p text:style-name="P27">c</text:p>
          </table:table-cell>
        </table:table-row>
      </table:table>
      <text:p text:style-name="P25" loext:marker-style-name="T10"><text:span text:style-name="T11"/></text:p>
      <table:table table:name="Table4" table:style-name="Table4">
        <table:table-column table:style-name="Table4.A" table:number-columns-repeated="13"/>
        <table:table-row>
          <table:table-cell table:style-name="Table4.A1" office:value-type="string">
            <text:p text:style-name="P28">Z</text:p>
          </table:table-cell>
          <table:table-cell table:style-name="Table4.A1" office:value-type="string">
            <text:p text:style-name="P28">D</text:p>
          </table:table-cell>
          <table:table-cell table:style-name="Table4.A1" office:value-type="string">
            <text:p text:style-name="P28">C</text:p>
          </table:table-cell>
          <table:table-cell table:style-name="Table4.A1" office:value-type="string">
            <text:p text:style-name="P28">A</text:p>
          </table:table-cell>
          <table:table-cell table:style-name="Table4.A1" office:value-type="string">
            <text:p text:style-name="P28">F</text:p>
          </table:table-cell>
          <table:table-cell table:style-name="Table4.A1" office:value-type="string">
            <text:p text:style-name="P28">R</text:p>
          </table:table-cell>
          <table:table-cell table:style-name="Table4.A1" office:value-type="string">
            <text:p text:style-name="P28">J</text:p>
          </table:table-cell>
          <table:table-cell table:style-name="Table4.A1" office:value-type="string">
            <text:p text:style-name="P28">K</text:p>
          </table:table-cell>
          <table:table-cell table:style-name="Table4.A1" office:value-type="string">
            <text:p text:style-name="P28">L</text:p>
          </table:table-cell>
          <table:table-cell table:style-name="Table4.A1" office:value-type="string">
            <text:p text:style-name="P28">Y</text:p>
          </table:table-cell>
          <table:table-cell table:style-name="Table4.A1" office:value-type="string">
            <text:p text:style-name="P28">B</text:p>
          </table:table-cell>
          <table:table-cell table:style-name="Table4.A1" office:value-type="string">
            <text:p text:style-name="P28">E</text:p>
          </table:table-cell>
          <table:table-cell table:style-name="Table4.A1" office:value-type="string">
            <text:p text:style-name="P28">M</text:p>
          </table:table-cell>
        </table:table-row>
        <table:table-row>
          <table:table-cell table:style-name="Table4.A1" office:value-type="string">
            <text:p text:style-name="P28">m</text:p>
          </table:table-cell>
          <table:table-cell table:style-name="Table4.A1" office:value-type="string">
            <text:p text:style-name="P28">u</text:p>
          </table:table-cell>
          <table:table-cell table:style-name="Table4.A1" office:value-type="string">
            <text:p text:style-name="P28">f</text:p>
          </table:table-cell>
          <table:table-cell table:style-name="Table4.A1" office:value-type="string">
            <text:p text:style-name="P28">b</text:p>
          </table:table-cell>
          <table:table-cell table:style-name="Table4.A1" office:value-type="string">
            <text:p text:style-name="P28">y</text:p>
          </table:table-cell>
          <table:table-cell table:style-name="Table4.A1" office:value-type="string">
            <text:p text:style-name="P28">w</text:p>
          </table:table-cell>
          <table:table-cell table:style-name="Table4.A1" office:value-type="string">
            <text:p text:style-name="P28">g</text:p>
          </table:table-cell>
          <table:table-cell table:style-name="Table4.A1" office:value-type="string">
            <text:p text:style-name="P28">v</text:p>
          </table:table-cell>
          <table:table-cell table:style-name="Table4.A1" office:value-type="string">
            <text:p text:style-name="P28">k</text:p>
          </table:table-cell>
          <table:table-cell table:style-name="Table4.A1" office:value-type="string">
            <text:p text:style-name="P28">x</text:p>
          </table:table-cell>
          <table:table-cell table:style-name="Table4.A1" office:value-type="string">
            <text:p text:style-name="P28">q</text:p>
          </table:table-cell>
          <table:table-cell table:style-name="Table4.A1" office:value-type="string">
            <text:p text:style-name="P28">j</text:p>
          </table:table-cell>
          <table:table-cell table:style-name="Table4.A1" office:value-type="string">
            <text:p text:style-name="P28">z</text:p>
          </table:table-cell>
        </table:table-row>
      </table:table>
      <text:p text:style-name="P19">Table 3:<text:span text:style-name="T12"> Final letter substitution for the provided text</text:span></text:p>
      <text:p text:style-name="P25" loext:marker-style-name="T10"><text:span text:style-name="T11"/></text:p>
      <text:p text:style-name="Standard" loext:marker-style-name="T9"><text:span text:style-name="T9">References:</text:span><text:span text:style-name="T9"/></text:p>
      <text:p text:style-name="P13" loext:marker-style-name="T10">1. Frequency analysis tool: <text:a xlink:type="simple" xlink:href="https://crypto.interactive-maths.com/frequency-analysis-breaking-the-code.html" text:style-name="Internet_20_link" text:visited-style-name="Visited_20_Internet_20_Link">https://crypto.interactive-maths.com/frequency-analysis-breaking-the-code.html</text:a></text:p>
      <text:p text:style-name="P13" loext:marker-style-name="T10">2. Github repository: <text:a xlink:type="simple" xlink:href="https://github.com/muffindud/CS_Lab/tree/lab2" text:style-name="Internet_20_link" text:visited-style-name="Visited_20_Internet_20_Link">https://github.com/muffindud/CS_Lab/tree/lab2</text:a></text:p>
      <text:p text:style-name="P13" loext:marker-style-name="T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header>
        <text:p text:style-name="MP1">Ministry of Education, Research and Culture</text:p>
        <text:p text:style-name="MP1">Technical University of Moldova</text:p>
        <text:p text:style-name="MP1">Software Engineering and Automation Departments</text:p>
        <text:p text:style-name="Header"/>
      </style:header>
      <style:footer>
        <text:p text:style-name="MP2">Chisinau 2023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orneliu Catlabuga</meta:initial-creator>
    <meta:editing-cycles>22</meta:editing-cycles>
    <meta:creation-date>2022-09-28T08:52:00</meta:creation-date>
    <dc:date>2023-09-21T08:59:50.150721106</dc:date>
    <meta:editing-duration>PT1H12M3S</meta:editing-duration>
    <meta:generator>LibreOffice/7.5.6.2$Linux_X86_64 LibreOffice_project/50$Build-2</meta:generator>
    <meta:document-statistic meta:table-count="4" meta:image-count="0" meta:object-count="0" meta:page-count="32" meta:paragraph-count="709" meta:word-count="7585" meta:character-count="48310" meta:non-whitespace-character-count="41473"/>
    <meta:user-defined meta:name="AppVersion">16.0000</meta:user-defined>
    <meta:template xlink:type="simple" xlink:actuate="onRequest" xlink:title="Normal.dotm" xlink:href=""/>
  </office:meta>
</office:document-meta>
</file>